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4.3465in" table:align="left"/>
    </style:style>
    <style:style style:name="Table3.A" style:family="table-column">
      <style:table-column-properties style:column-width="0.2493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2438in"/>
    </style:style>
    <style:style style:name="Table3.D" style:family="table-column">
      <style:table-column-properties style:column-width="0.666in"/>
    </style:style>
    <style:style style:name="Table3.E" style:family="table-column">
      <style:table-column-properties style:column-width="0.2611in"/>
    </style:style>
    <style:style style:name="Table3.F" style:family="table-column">
      <style:table-column-properties style:column-width="0.5861in"/>
    </style:style>
    <style:style style:name="Table3.H" style:family="table-column">
      <style:table-column-properties style:column-width="0.7556in"/>
    </style:style>
    <style:style style:name="Table3.I" style:family="table-column">
      <style:table-column-properties style:column-width="0.2403in"/>
    </style:style>
    <style:style style:name="Table3.J" style:family="table-column">
      <style:table-column-properties style:column-width="0.4778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0632in" table:align="left"/>
    </style:style>
    <style:style style:name="Table4.A" style:family="table-column">
      <style:table-column-properties style:column-width="0.3771in"/>
    </style:style>
    <style:style style:name="Table4.B" style:family="table-column">
      <style:table-column-properties style:column-width="0.6708in"/>
    </style:style>
    <style:style style:name="Table4.D" style:family="table-column">
      <style:table-column-properties style:column-width="0.6583in"/>
    </style:style>
    <style:style style:name="Table4.E" style:family="table-column">
      <style:table-column-properties style:column-width="0.4007in"/>
    </style:style>
    <style:style style:name="Table4.F" style:family="table-column">
      <style:table-column-properties style:column-width="0.5792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4.6958in" table:align="left"/>
    </style:style>
    <style:style style:name="Table6.A" style:family="table-column">
      <style:table-column-properties style:column-width="0.3958in"/>
    </style:style>
    <style:style style:name="Table6.B" style:family="table-column">
      <style:table-column-properties style:column-width="0.5986in"/>
    </style:style>
    <style:style style:name="Table6.C" style:family="table-column">
      <style:table-column-properties style:column-width="0.3924in"/>
    </style:style>
    <style:style style:name="Table6.D" style:family="table-column">
      <style:table-column-properties style:column-width="0.4938in"/>
    </style:style>
    <style:style style:name="Table6.E" style:family="table-column">
      <style:table-column-properties style:column-width="0.2729in"/>
    </style:style>
    <style:style style:name="Table6.F" style:family="table-column">
      <style:table-column-properties style:column-width="0.709in"/>
    </style:style>
    <style:style style:name="Table6.H" style:family="table-column">
      <style:table-column-properties style:column-width="0.6368in"/>
    </style:style>
    <style:style style:name="Table6.I" style:family="table-column">
      <style:table-column-properties style:column-width="0.3889in"/>
    </style:style>
    <style:style style:name="Table6.J" style:family="table-column">
      <style:table-column-properties style:column-width="0.5347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5.3264in" table:align="left"/>
    </style:style>
    <style:style style:name="Table8.A" style:family="table-column">
      <style:table-column-properties style:column-width="0.2813in"/>
    </style:style>
    <style:style style:name="Table8.B" style:family="table-column">
      <style:table-column-properties style:column-width="1.0611in"/>
    </style:style>
    <style:style style:name="Table8.C" style:family="table-column">
      <style:table-column-properties style:column-width="0.3986in"/>
    </style:style>
    <style:style style:name="Table8.D" style:family="table-column">
      <style:table-column-properties style:column-width="0.9201in"/>
    </style:style>
    <style:style style:name="Table8.E" style:family="table-column">
      <style:table-column-properties style:column-width="0.3965in"/>
    </style:style>
    <style:style style:name="Table8.F" style:family="table-column">
      <style:table-column-properties style:column-width="0.9299in"/>
    </style:style>
    <style:style style:name="Table8.G" style:family="table-column">
      <style:table-column-properties style:column-width="0.3924in"/>
    </style:style>
    <style:style style:name="Table8.H" style:family="table-column">
      <style:table-column-properties style:column-width="0.9465in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3.2347in" table:align="left"/>
    </style:style>
    <style:style style:name="Table5.A" style:family="table-column">
      <style:table-column-properties style:column-width="0.2493in"/>
    </style:style>
    <style:style style:name="Table5.B" style:family="table-column">
      <style:table-column-properties style:column-width="0.4021in"/>
    </style:style>
    <style:style style:name="Table5.C" style:family="table-column">
      <style:table-column-properties style:column-width="0.2438in"/>
    </style:style>
    <style:style style:name="Table5.D" style:family="table-column">
      <style:table-column-properties style:column-width="0.3958in"/>
    </style:style>
    <style:style style:name="Table5.E" style:family="table-column">
      <style:table-column-properties style:column-width="0.2611in"/>
    </style:style>
    <style:style style:name="Table5.F" style:family="table-column">
      <style:table-column-properties style:column-width="0.4139in"/>
    </style:style>
    <style:style style:name="Table5.I" style:family="table-column">
      <style:table-column-properties style:column-width="0.2403in"/>
    </style:style>
    <style:style style:name="Table5.J" style:family="table-column">
      <style:table-column-properties style:column-width="0.3889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.8063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0.8375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2.0417in"/>
    </style:style>
    <style:style style:name="Table2.1" style:family="table-row">
      <style:table-row-properties style:min-row-height="0.3361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0a0220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essio" fo:font-size="16pt" officeooo:rsid="01d41cd1" officeooo:paragraph-rsid="01d41cd1" style:font-size-asian="16pt" style:font-size-complex="16pt"/>
    </style:style>
    <style:style style:name="P3" style:family="paragraph" style:parent-style-name="Standard">
      <style:text-properties style:font-name="essio" fo:font-size="16pt" officeooo:rsid="010a3485" officeooo:paragraph-rsid="010a3485" style:font-size-asian="16pt" style:font-size-complex="16pt"/>
    </style:style>
    <style:style style:name="P4" style:family="paragraph" style:parent-style-name="Standard">
      <style:text-properties style:font-name="essio" fo:font-size="16pt" officeooo:rsid="03a79e6e" officeooo:paragraph-rsid="03a79e6e" style:font-size-asian="16pt" style:font-size-complex="16pt"/>
    </style:style>
    <style:style style:name="P5" style:family="paragraph" style:parent-style-name="Standard">
      <style:text-properties style:font-name="essio" fo:font-size="16pt" officeooo:rsid="02ce3329" officeooo:paragraph-rsid="040fa2e3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essio" fo:font-size="16pt" officeooo:rsid="00af901d" officeooo:paragraph-rsid="00af901d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essio" fo:font-size="16pt" officeooo:rsid="017fda2a" officeooo:paragraph-rsid="017fda2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essio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essio" fo:font-size="16pt" style:text-underline-style="none" officeooo:rsid="03096517" officeooo:paragraph-rsid="03096517" style:font-size-asian="16pt" style:font-size-complex="16pt"/>
    </style:style>
    <style:style style:name="P10" style:family="paragraph" style:parent-style-name="Standard">
      <style:text-properties style:font-name="essio" fo:font-size="16pt" style:text-underline-style="none" officeooo:rsid="024b2ae3" officeooo:paragraph-rsid="024b2ae3" style:font-size-asian="16pt" style:font-size-complex="16pt"/>
    </style:style>
    <style:style style:name="P11" style:family="paragraph" style:parent-style-name="Standard">
      <style:text-properties style:font-name="essio" fo:font-size="16pt" style:text-underline-style="none" officeooo:rsid="024c1cbb" officeooo:paragraph-rsid="02d39f21" style:font-size-asian="16pt" style:font-size-complex="16pt"/>
    </style:style>
    <style:style style:name="P12" style:family="paragraph" style:parent-style-name="Standard">
      <style:text-properties style:font-name="essio" fo:font-size="16pt" style:text-underline-style="none" officeooo:rsid="02553d01" officeooo:paragraph-rsid="02553d01" style:font-size-asian="16pt" style:font-size-complex="16pt"/>
    </style:style>
    <style:style style:name="P13" style:family="paragraph" style:parent-style-name="Standard">
      <style:text-properties style:font-name="essio" fo:font-size="16pt" style:text-underline-style="none" officeooo:rsid="03a6d1c6" officeooo:paragraph-rsid="0402a786" style:font-size-asian="16pt" style:font-size-complex="16pt"/>
    </style:style>
    <style:style style:name="P14" style:family="paragraph" style:parent-style-name="Standard">
      <style:text-properties style:font-name="essio" fo:font-size="16pt" style:text-underline-style="none" officeooo:rsid="02ce3329" officeooo:paragraph-rsid="040fa2e3" style:font-size-asian="16pt" style:font-size-complex="16pt"/>
    </style:style>
    <style:style style:name="P15" style:family="paragraph" style:parent-style-name="Standard">
      <style:text-properties style:font-name="essio" fo:font-size="16pt" style:text-underline-style="none" officeooo:rsid="03a79e6e" officeooo:paragraph-rsid="03a79e6e" style:font-size-asian="16pt" style:font-size-complex="16pt"/>
    </style:style>
    <style:style style:name="P16" style:family="paragraph" style:parent-style-name="Standard">
      <style:text-properties style:font-name="essio" fo:font-size="16pt" style:text-underline-style="none" officeooo:rsid="010a3485" officeooo:paragraph-rsid="035f77ae" style:font-size-asian="16pt" style:font-size-complex="16pt"/>
    </style:style>
    <style:style style:name="P17" style:family="paragraph" style:parent-style-name="Standard">
      <style:text-properties style:font-name="DejaVu Sans" fo:font-size="16pt" officeooo:rsid="0004f4f5" officeooo:paragraph-rsid="005cc315" style:font-size-asian="16pt" style:font-size-complex="16pt"/>
    </style:style>
    <style:style style:name="P18" style:family="paragraph" style:parent-style-name="Standard">
      <style:text-properties style:font-name="DejaVu Sans" fo:font-size="16pt" officeooo:rsid="0006d094" officeooo:paragraph-rsid="0145c97a" style:font-size-asian="16pt" style:font-size-complex="16pt"/>
    </style:style>
    <style:style style:name="P19" style:family="paragraph" style:parent-style-name="Standard">
      <style:text-properties style:font-name="DejaVu Sans" fo:font-size="16pt" officeooo:rsid="0112f06a" officeooo:paragraph-rsid="015d5f54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0a0b359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14b0132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6pt" officeooo:rsid="01480274" officeooo:paragraph-rsid="01480274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6pt" officeooo:rsid="027dc0ae" officeooo:paragraph-rsid="027dc0ae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6pt" officeooo:rsid="00e40673" officeooo:paragraph-rsid="00e40673" style:font-size-asian="16pt" style:font-size-complex="16pt"/>
    </style:style>
    <style:style style:name="P25" style:family="paragraph" style:parent-style-name="Standard">
      <style:text-properties style:font-name="DejaVu Sans" fo:font-size="16pt" officeooo:rsid="002aa12c" officeooo:paragraph-rsid="013b85f3" style:font-size-asian="16pt" style:font-size-complex="16pt"/>
    </style:style>
    <style:style style:name="P26" style:family="paragraph" style:parent-style-name="Standard">
      <style:text-properties style:font-name="DejaVu Sans" fo:font-size="16pt" officeooo:rsid="002aa12c" officeooo:paragraph-rsid="00619987" style:font-size-asian="16pt" style:font-size-complex="16pt"/>
    </style:style>
    <style:style style:name="P27" style:family="paragraph" style:parent-style-name="Standard">
      <style:text-properties style:font-name="DejaVu Sans" fo:font-size="16pt" officeooo:rsid="010a3485" officeooo:paragraph-rsid="010a3485" style:font-size-asian="16pt" style:font-size-complex="16pt"/>
    </style:style>
    <style:style style:name="P28" style:family="paragraph" style:parent-style-name="Standard">
      <style:text-properties style:font-name="DejaVu Sans" fo:font-size="16pt" officeooo:rsid="004e0b2b" officeooo:paragraph-rsid="028e8998" style:font-size-asian="16pt" style:font-size-complex="16pt"/>
    </style:style>
    <style:style style:name="P29" style:family="paragraph" style:parent-style-name="Standard">
      <style:text-properties style:font-name="DejaVu Sans" fo:font-size="16pt" officeooo:rsid="004bbec1" officeooo:paragraph-rsid="028e8998" style:font-size-asian="16pt" style:font-size-complex="16pt"/>
    </style:style>
    <style:style style:name="P30" style:family="paragraph" style:parent-style-name="Standard">
      <style:text-properties style:font-name="DejaVu Sans" fo:font-size="16pt" officeooo:rsid="01876427" officeooo:paragraph-rsid="028e8998" style:font-size-asian="16pt" style:font-size-complex="16pt"/>
    </style:style>
    <style:style style:name="P31" style:family="paragraph" style:parent-style-name="Standard">
      <style:text-properties style:font-name="DejaVu Sans" fo:font-size="16pt" officeooo:rsid="03351f8e" officeooo:paragraph-rsid="03351f8e" style:font-size-asian="16pt" style:font-size-complex="16pt"/>
    </style:style>
    <style:style style:name="P32" style:family="paragraph" style:parent-style-name="Standard">
      <style:text-properties style:font-name="DejaVu Sans" fo:font-size="16pt" officeooo:rsid="019bd3d6" officeooo:paragraph-rsid="019d7704" style:font-size-asian="16pt" style:font-size-complex="16pt"/>
    </style:style>
    <style:style style:name="P33" style:family="paragraph" style:parent-style-name="Standard">
      <style:text-properties style:font-name="DejaVu Sans" fo:font-size="16pt" officeooo:rsid="002f4463" officeooo:paragraph-rsid="020c78ba" style:font-size-asian="16pt" style:font-size-complex="16pt"/>
    </style:style>
    <style:style style:name="P34" style:family="paragraph" style:parent-style-name="Standard">
      <style:text-properties style:font-name="DejaVu Sans" fo:font-size="16pt" officeooo:rsid="00f74d67" officeooo:paragraph-rsid="01a08757" style:font-size-asian="16pt" style:font-size-complex="16pt"/>
    </style:style>
    <style:style style:name="P35" style:family="paragraph" style:parent-style-name="Standard">
      <style:text-properties style:font-name="DejaVu Sans" fo:font-size="16pt" officeooo:rsid="01916cb1" officeooo:paragraph-rsid="03a24c74" style:font-size-asian="16pt" style:font-size-complex="16pt"/>
    </style:style>
    <style:style style:name="P36" style:family="paragraph" style:parent-style-name="Standard">
      <style:text-properties style:font-name="DejaVu Sans" fo:font-size="16pt" officeooo:rsid="016deff9" officeooo:paragraph-rsid="028e8998" style:font-size-asian="16pt" style:font-size-complex="16pt"/>
    </style:style>
    <style:style style:name="P37" style:family="paragraph" style:parent-style-name="Standard">
      <style:text-properties style:font-name="DejaVu Sans" fo:font-size="16pt" officeooo:rsid="03bc2088" officeooo:paragraph-rsid="03bd3d7a" style:font-size-asian="16pt" style:font-size-complex="16pt"/>
    </style:style>
    <style:style style:name="P38" style:family="paragraph" style:parent-style-name="Standard">
      <style:text-properties style:font-name="DejaVu Sans" fo:font-size="16pt" officeooo:rsid="00fc0d14" officeooo:paragraph-rsid="020c78ba" style:font-size-asian="16pt" style:font-size-complex="16pt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6pt" officeooo:rsid="04322195" officeooo:paragraph-rsid="04322195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style:font-name="DejaVu Sans" fo:font-size="16pt" officeooo:rsid="04358656" officeooo:paragraph-rsid="04358656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style:font-name="DejaVu Sans" fo:font-size="16pt" officeooo:rsid="017fda2a" officeooo:paragraph-rsid="017fda2a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DejaVu Sans" fo:font-size="16pt" officeooo:rsid="00e39033" officeooo:paragraph-rsid="00e39033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style:font-name="DejaVu Sans" fo:font-size="16pt" officeooo:rsid="00af901d" officeooo:paragraph-rsid="00af901d" style:font-size-asian="16pt" style:font-size-complex="16pt"/>
    </style:style>
    <style:style style:name="P44" style:family="paragraph" style:parent-style-name="Standard">
      <style:text-properties style:font-name="DejaVu Sans" fo:font-size="16pt" officeooo:rsid="0044d4e9" officeooo:paragraph-rsid="0006d094" style:font-size-asian="16pt" style:font-size-complex="16pt"/>
    </style:style>
    <style:style style:name="P45" style:family="paragraph" style:parent-style-name="Standard">
      <style:text-properties style:font-name="DejaVu Sans" fo:font-size="16pt" officeooo:rsid="0044d4e9" officeooo:paragraph-rsid="043b5970" style:font-size-asian="16pt" style:font-size-complex="16pt"/>
    </style:style>
    <style:style style:name="P46" style:family="paragraph" style:parent-style-name="Standard">
      <style:text-properties style:font-name="DejaVu Sans" fo:font-size="16pt" style:text-underline-style="none" officeooo:rsid="015ad2b0" officeooo:paragraph-rsid="015ad2b0" style:font-size-asian="16pt" style:font-size-complex="16pt"/>
    </style:style>
    <style:style style:name="P47" style:family="paragraph" style:parent-style-name="Standard">
      <style:text-properties style:font-name="DejaVu Sans" fo:font-size="16pt" style:text-underline-style="none" officeooo:rsid="00d19dae" officeooo:paragraph-rsid="00d19dae" style:font-size-asian="16pt" style:font-size-complex="16pt"/>
    </style:style>
    <style:style style:name="P48" style:family="paragraph" style:parent-style-name="Standard">
      <style:text-properties style:font-name="DejaVu Sans" fo:font-size="16pt" style:text-underline-style="none" officeooo:rsid="002aa12c" officeooo:paragraph-rsid="00619987" style:font-size-asian="16pt" style:font-size-complex="16pt"/>
    </style:style>
    <style:style style:name="P49" style:family="paragraph" style:parent-style-name="Standard">
      <style:text-properties style:font-name="DejaVu Sans" fo:font-size="16pt" style:text-underline-style="none" officeooo:rsid="010c327c" officeooo:paragraph-rsid="013b85f3" style:font-size-asian="16pt" style:font-size-complex="16pt"/>
    </style:style>
    <style:style style:name="P50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51" style:family="paragraph" style:parent-style-name="Standard">
      <style:text-properties style:font-name="DejaVu Sans" fo:font-size="16pt" style:text-underline-style="none" officeooo:rsid="011021eb" officeooo:paragraph-rsid="02c897c2" style:font-size-asian="16pt" style:font-size-complex="16pt"/>
    </style:style>
    <style:style style:name="P52" style:family="paragraph" style:parent-style-name="Standard">
      <style:text-properties style:font-name="DejaVu Sans" fo:font-size="16pt" style:text-underline-style="none" officeooo:rsid="011021eb" officeooo:paragraph-rsid="031a28cb" style:font-size-asian="16pt" style:font-size-complex="16pt"/>
    </style:style>
    <style:style style:name="P53" style:family="paragraph" style:parent-style-name="Standard">
      <style:text-properties style:font-name="DejaVu Sans" fo:font-size="16pt" style:text-underline-style="none" officeooo:rsid="01a3685c" officeooo:paragraph-rsid="028e8998" style:font-size-asian="16pt" style:font-size-complex="16pt"/>
    </style:style>
    <style:style style:name="P54" style:family="paragraph" style:parent-style-name="Standard">
      <style:text-properties style:font-name="DejaVu Sans" fo:font-size="16pt" style:text-underline-style="none" officeooo:rsid="004bbec1" officeooo:paragraph-rsid="02cb5702" style:font-size-asian="16pt" style:font-size-complex="16pt"/>
    </style:style>
    <style:style style:name="P55" style:family="paragraph" style:parent-style-name="Standard">
      <style:text-properties style:font-name="DejaVu Sans" fo:font-size="16pt" style:text-underline-style="none" officeooo:rsid="006d48ee" officeooo:paragraph-rsid="028e8998" style:font-size-asian="16pt" style:font-size-complex="16pt"/>
    </style:style>
    <style:style style:name="P56" style:family="paragraph" style:parent-style-name="Standard">
      <style:text-properties style:font-name="DejaVu Sans" fo:font-size="16pt" style:text-underline-style="none" officeooo:rsid="00628e40" officeooo:paragraph-rsid="028e8998" style:font-size-asian="16pt" style:font-size-complex="16pt"/>
    </style:style>
    <style:style style:name="P57" style:family="paragraph" style:parent-style-name="Standard">
      <style:text-properties style:font-name="DejaVu Sans" fo:font-size="16pt" style:text-underline-style="none" officeooo:rsid="01876427" officeooo:paragraph-rsid="028e8998" style:font-size-asian="16pt" style:font-size-complex="16pt"/>
    </style:style>
    <style:style style:name="P58" style:family="paragraph" style:parent-style-name="Standard">
      <style:text-properties style:font-name="DejaVu Sans" fo:font-size="16pt" style:text-underline-style="none" officeooo:rsid="03085e52" officeooo:paragraph-rsid="03085e52" style:font-size-asian="16pt" style:font-size-complex="16pt"/>
    </style:style>
    <style:style style:name="P59" style:family="paragraph" style:parent-style-name="Standard">
      <style:text-properties style:font-name="DejaVu Sans" fo:font-size="16pt" style:text-underline-style="none" officeooo:rsid="030e174f" officeooo:paragraph-rsid="030e174f" style:font-size-asian="16pt" style:font-size-complex="16pt"/>
    </style:style>
    <style:style style:name="P60" style:family="paragraph" style:parent-style-name="Standard">
      <style:text-properties style:font-name="DejaVu Sans" fo:font-size="16pt" style:text-underline-style="none" officeooo:rsid="024dbf20" officeooo:paragraph-rsid="024b2ae3" style:font-size-asian="16pt" style:font-size-complex="16pt"/>
    </style:style>
    <style:style style:name="P61" style:family="paragraph" style:parent-style-name="Standard">
      <style:text-properties style:font-name="DejaVu Sans" fo:font-size="16pt" style:text-underline-style="none" officeooo:rsid="024c1cbb" officeooo:paragraph-rsid="024c1cbb" style:font-size-asian="16pt" style:font-size-complex="16pt"/>
    </style:style>
    <style:style style:name="P62" style:family="paragraph" style:parent-style-name="Standard">
      <style:text-properties style:font-name="DejaVu Sans" fo:font-size="16pt" style:text-underline-style="none" officeooo:rsid="02553d01" officeooo:paragraph-rsid="02553d01" style:font-size-asian="16pt" style:font-size-complex="16pt"/>
    </style:style>
    <style:style style:name="P63" style:family="paragraph" style:parent-style-name="Standard">
      <style:text-properties style:font-name="DejaVu Sans" fo:font-size="16pt" style:text-underline-style="none" officeooo:rsid="025f87ca" officeooo:paragraph-rsid="02d5f503" style:font-size-asian="16pt" style:font-size-complex="16pt"/>
    </style:style>
    <style:style style:name="P64" style:family="paragraph" style:parent-style-name="Standard">
      <style:text-properties style:font-name="DejaVu Sans" fo:font-size="16pt" style:text-underline-style="none" officeooo:rsid="025f87ca" officeooo:paragraph-rsid="025f87ca" style:font-size-asian="16pt" style:font-size-complex="16pt"/>
    </style:style>
    <style:style style:name="P65" style:family="paragraph" style:parent-style-name="Standard">
      <style:text-properties style:font-name="DejaVu Sans" fo:font-size="16pt" style:text-underline-style="none" officeooo:rsid="026c4bb0" officeooo:paragraph-rsid="026c4bb0" style:font-size-asian="16pt" style:font-size-complex="16pt"/>
    </style:style>
    <style:style style:name="P66" style:family="paragraph" style:parent-style-name="Standard">
      <style:text-properties style:font-name="DejaVu Sans" fo:font-size="16pt" style:text-underline-style="none" officeooo:rsid="00d04bda" officeooo:paragraph-rsid="01a08757" style:font-size-asian="16pt" style:font-size-complex="16pt"/>
    </style:style>
    <style:style style:name="P67" style:family="paragraph" style:parent-style-name="Standard">
      <style:text-properties style:font-name="DejaVu Sans" fo:font-size="16pt" style:text-underline-style="none" officeooo:rsid="03a6d1c6" officeooo:paragraph-rsid="03ad38dd" style:font-size-asian="16pt" style:font-size-complex="16pt"/>
    </style:style>
    <style:style style:name="P68" style:family="paragraph" style:parent-style-name="Standard">
      <style:text-properties style:font-name="DejaVu Sans" fo:font-size="16pt" style:text-underline-style="none" officeooo:rsid="0304f44d" officeooo:paragraph-rsid="0306a013" style:font-size-asian="16pt" style:font-size-complex="16pt"/>
    </style:style>
    <style:style style:name="P69" style:family="paragraph" style:parent-style-name="Standard">
      <style:text-properties style:font-name="DejaVu Sans" fo:font-size="16pt" style:text-underline-style="none" officeooo:rsid="01916cb1" officeooo:paragraph-rsid="03a24c74" style:font-size-asian="16pt" style:font-size-complex="16pt"/>
    </style:style>
    <style:style style:name="P70" style:family="paragraph" style:parent-style-name="Standard">
      <style:text-properties style:font-name="DejaVu Sans" fo:font-size="16pt" style:text-underline-style="none" officeooo:rsid="002c9260" officeooo:paragraph-rsid="041637c6" style:font-size-asian="16pt" style:font-size-complex="16pt"/>
    </style:style>
    <style:style style:name="P71" style:family="paragraph" style:parent-style-name="Standard">
      <style:text-properties style:font-name="DejaVu Sans" fo:font-size="16pt" style:text-underline-style="none" officeooo:rsid="03d67f19" officeooo:paragraph-rsid="03d67f19" style:font-size-asian="16pt" style:font-size-complex="16pt"/>
    </style:style>
    <style:style style:name="P72" style:family="paragraph" style:parent-style-name="Standard">
      <style:text-properties style:font-name="DejaVu Sans" fo:font-size="16pt" style:text-underline-style="none" officeooo:rsid="03096517" officeooo:paragraph-rsid="03096517" style:font-size-asian="16pt" style:font-size-complex="16pt"/>
    </style:style>
    <style:style style:name="P73" style:family="paragraph" style:parent-style-name="Standard">
      <style:text-properties style:font-name="DejaVu Sans" fo:font-size="16pt" style:text-underline-style="none" fo:font-weight="normal" officeooo:rsid="012334f1" officeooo:paragraph-rsid="031a28cb" style:font-size-asian="16pt" style:font-weight-asian="normal" style:font-size-complex="16pt" style:font-weight-complex="normal"/>
    </style:style>
    <style:style style:name="P74" style:family="paragraph" style:parent-style-name="Standard">
      <style:text-properties style:font-name="DejaVu Sans" fo:font-size="16pt" style:text-underline-style="none" fo:font-weight="normal" officeooo:rsid="0245def2" officeooo:paragraph-rsid="019d7704" style:font-size-asian="16pt" style:font-weight-asian="normal" style:font-size-complex="16pt" style:font-weight-complex="normal"/>
    </style:style>
    <style:style style:name="P75" style:family="paragraph" style:parent-style-name="Standard">
      <style:text-properties style:font-name="DejaVu Sans" fo:font-size="16pt" style:text-underline-style="none" fo:font-weight="normal" officeooo:rsid="0302cde8" officeooo:paragraph-rsid="0302cde8" style:font-size-asian="16pt" style:font-weight-asian="normal" style:font-size-complex="16pt" style:font-weight-complex="normal"/>
    </style:style>
    <style:style style:name="P76" style:family="paragraph" style:parent-style-name="Standard">
      <style:text-properties style:font-name="DejaVu Sans" fo:font-size="16pt" style:text-underline-style="none" fo:font-weight="normal" officeooo:rsid="0269eec5" officeooo:paragraph-rsid="0269eec5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DejaVu Sans" fo:font-size="16pt" fo:font-weight="bold" officeooo:rsid="0149910e" officeooo:paragraph-rsid="0149910e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DejaVu Sans" fo:font-size="16pt" fo:font-weight="bold" officeooo:rsid="00b7127c" officeooo:paragraph-rsid="043b5970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DejaVu Sans" fo:font-size="16pt" fo:font-weight="bold" officeooo:rsid="00eaf781" officeooo:paragraph-rsid="043b5970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DejaVu Sans" fo:font-size="16pt" fo:font-weight="bold" officeooo:rsid="04322195" officeooo:paragraph-rsid="04322195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DejaVu Sans" fo:font-size="16pt" fo:font-weight="normal" officeooo:rsid="01d41cd1" officeooo:paragraph-rsid="01d41cd1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DejaVu Sans" fo:font-size="16pt" fo:font-weight="normal" officeooo:rsid="00b3aae6" officeooo:paragraph-rsid="00a0b359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DejaVu Sans" fo:font-size="16pt" fo:font-weight="normal" officeooo:rsid="00e68aab" officeooo:paragraph-rsid="00e40673" style:font-size-asian="16pt" style:font-weight-asian="normal" style:font-size-complex="16pt" style:font-weight-complex="normal"/>
    </style:style>
    <style:style style:name="P84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c9260" officeooo:paragraph-rsid="028e8998" style:font-size-asian="16pt" style:font-weight-asian="bold" style:font-size-complex="16pt" style:font-weight-complex="bold"/>
    </style:style>
    <style:style style:name="P85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d79b9" officeooo:paragraph-rsid="019d7704" style:font-size-asian="16pt" style:font-weight-asian="bold" style:font-size-complex="16pt" style:font-weight-complex="bold"/>
    </style:style>
    <style:style style:name="P86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aa7bc" officeooo:paragraph-rsid="01a08757" style:font-size-asian="16pt" style:font-weight-asian="bold" style:font-size-complex="16pt" style:font-weight-complex="bold"/>
    </style:style>
    <style:style style:name="P87" style:family="paragraph" style:parent-style-name="Standard">
      <style:text-properties style:font-name="eXsE" fo:font-size="16pt" officeooo:rsid="0118edca" officeooo:paragraph-rsid="015d5f54" style:font-size-asian="16pt" style:font-size-complex="16pt"/>
    </style:style>
    <style:style style:name="P88" style:family="paragraph" style:parent-style-name="Standard">
      <style:text-properties style:font-name="eXsE" fo:font-size="16pt" officeooo:rsid="0006d094" officeooo:paragraph-rsid="0006d094" style:font-size-asian="16pt" style:font-size-complex="16pt"/>
    </style:style>
    <style:style style:name="P89" style:family="paragraph" style:parent-style-name="Standard">
      <style:text-properties style:font-name="eXsE" fo:font-size="16pt" officeooo:rsid="0053bbe3" officeooo:paragraph-rsid="0044d4e9" style:font-size-asian="16pt" style:font-size-complex="16pt"/>
    </style:style>
    <style:style style:name="P90" style:family="paragraph" style:parent-style-name="Standard">
      <style:text-properties style:font-name="eXsE" fo:font-size="16pt" officeooo:rsid="0053bbe3" officeooo:paragraph-rsid="00d1254b" style:font-size-asian="16pt" style:font-size-complex="16pt"/>
    </style:style>
    <style:style style:name="P91" style:family="paragraph" style:parent-style-name="Standard">
      <style:text-properties style:font-name="eXsE" fo:font-size="16pt" officeooo:rsid="018789d0" officeooo:paragraph-rsid="028e8998" style:font-size-asian="16pt" style:font-size-complex="16pt"/>
    </style:style>
    <style:style style:name="P92" style:family="paragraph" style:parent-style-name="Standard">
      <style:text-properties style:font-name="eXsE" fo:font-size="16pt" officeooo:rsid="0166f74d" officeooo:paragraph-rsid="028e8998" style:font-size-asian="16pt" style:font-size-complex="16pt"/>
    </style:style>
    <style:style style:name="P93" style:family="paragraph" style:parent-style-name="Standard">
      <style:text-properties style:font-name="eXsE" fo:font-size="16pt" officeooo:rsid="007abd91" officeooo:paragraph-rsid="019d7704" style:font-size-asian="16pt" style:font-size-complex="16pt"/>
    </style:style>
    <style:style style:name="P94" style:family="paragraph" style:parent-style-name="Standard">
      <style:text-properties style:font-name="eXsE" fo:font-size="16pt" officeooo:rsid="007a6bb5" officeooo:paragraph-rsid="019d7704" style:font-size-asian="16pt" style:font-size-complex="16pt"/>
    </style:style>
    <style:style style:name="P95" style:family="paragraph" style:parent-style-name="Standard">
      <style:text-properties style:font-name="eXsE" fo:font-size="16pt" officeooo:rsid="00d04bda" officeooo:paragraph-rsid="01a08757" style:font-size-asian="16pt" style:font-size-complex="16pt"/>
    </style:style>
    <style:style style:name="P96" style:family="paragraph" style:parent-style-name="Standard">
      <style:text-properties style:font-name="eXsE" fo:font-size="16pt" officeooo:rsid="002f4463" officeooo:paragraph-rsid="01a08757" style:font-size-asian="16pt" style:font-size-complex="16pt"/>
    </style:style>
    <style:style style:name="P97" style:family="paragraph" style:parent-style-name="Standard">
      <style:text-properties style:font-name="eXsE" fo:font-size="16pt" officeooo:rsid="006bf3d1" officeooo:paragraph-rsid="020c78ba" style:font-size-asian="16pt" style:font-size-complex="16pt"/>
    </style:style>
    <style:style style:name="P98" style:family="paragraph" style:parent-style-name="Standard">
      <style:text-properties style:font-name="eXsE" fo:font-size="16pt" officeooo:rsid="00dbfd9f" officeooo:paragraph-rsid="01a08757" style:font-size-asian="16pt" style:font-size-complex="16pt"/>
    </style:style>
    <style:style style:name="P99" style:family="paragraph" style:parent-style-name="Standard">
      <style:text-properties style:font-name="eXsE" fo:font-size="16pt" officeooo:rsid="00cb119f" officeooo:paragraph-rsid="01a08757" style:font-size-asian="16pt" style:font-size-complex="16pt"/>
    </style:style>
    <style:style style:name="P100" style:family="paragraph" style:parent-style-name="Standard">
      <style:text-properties style:font-name="eXsE" fo:font-size="16pt" officeooo:rsid="00409e9e" officeooo:paragraph-rsid="01a08757" style:font-size-asian="16pt" style:font-size-complex="16pt"/>
    </style:style>
    <style:style style:name="P101" style:family="paragraph" style:parent-style-name="Standard">
      <style:text-properties style:font-name="eXsE" fo:font-size="16pt" officeooo:rsid="0126c2a3" officeooo:paragraph-rsid="03a24c74" style:font-size-asian="16pt" style:font-size-complex="16pt"/>
    </style:style>
    <style:style style:name="P102" style:family="paragraph" style:parent-style-name="Standard">
      <style:text-properties style:font-name="eXsE" fo:font-size="16pt" officeooo:rsid="011228dc" officeooo:paragraph-rsid="03bd3d7a" style:font-size-asian="16pt" style:font-size-complex="16pt"/>
    </style:style>
    <style:style style:name="P103" style:family="paragraph" style:parent-style-name="Standard">
      <style:text-properties style:font-name="eXsE" fo:font-size="16pt" officeooo:rsid="007e19d3" officeooo:paragraph-rsid="041562eb" style:font-size-asian="16pt" style:font-size-complex="16pt"/>
    </style:style>
    <style:style style:name="P104" style:family="paragraph" style:parent-style-name="Standard">
      <style:text-properties style:font-name="eXsE" fo:font-size="16pt" officeooo:rsid="01036115" officeooo:paragraph-rsid="041637c6" style:font-size-asian="16pt" style:font-size-complex="16pt"/>
    </style:style>
    <style:style style:name="P105" style:family="paragraph" style:parent-style-name="Standard">
      <style:text-properties style:font-name="eXsE" fo:font-size="16pt" officeooo:rsid="0033acff" officeooo:paragraph-rsid="020c78ba" style:font-size-asian="16pt" style:font-size-complex="16pt"/>
    </style:style>
    <style:style style:name="P106" style:family="paragraph" style:parent-style-name="Standard">
      <style:text-properties style:font-name="eXsE" fo:font-size="16pt" officeooo:rsid="0044d4e9" officeooo:paragraph-rsid="04321c04" style:font-size-asian="16pt" style:font-size-complex="16pt"/>
    </style:style>
    <style:style style:name="P107" style:family="paragraph" style:parent-style-name="Standard">
      <style:text-properties style:font-name="eXsE" fo:font-size="16pt" officeooo:rsid="0044d4e9" officeooo:paragraph-rsid="043b5970" style:font-size-asian="16pt" style:font-size-complex="16pt"/>
    </style:style>
    <style:style style:name="P108" style:family="paragraph" style:parent-style-name="Standard">
      <style:text-properties style:font-name="eXsE" fo:font-size="16pt" officeooo:rsid="00dd7d16" officeooo:paragraph-rsid="01a08757" style:font-size-asian="16pt" style:font-size-complex="16pt"/>
    </style:style>
    <style:style style:name="P109" style:family="paragraph" style:parent-style-name="Standard">
      <style:text-properties style:font-name="eXsE" fo:font-size="16pt" officeooo:rsid="043e719c" officeooo:paragraph-rsid="043e719c" style:font-size-asian="16pt" style:font-size-complex="16pt"/>
    </style:style>
    <style:style style:name="P110" style:family="paragraph" style:parent-style-name="Standard">
      <style:text-properties style:font-name="eXsE" fo:font-size="16pt" officeooo:rsid="0447534d" officeooo:paragraph-rsid="0447534d" style:font-size-asian="16pt" style:font-size-complex="16pt"/>
    </style:style>
    <style:style style:name="P111" style:family="paragraph" style:parent-style-name="Standard">
      <style:text-properties style:font-name="eXsE" fo:font-size="16pt" style:text-underline-style="solid" style:text-underline-width="auto" style:text-underline-color="font-color" officeooo:rsid="013ada7f" officeooo:paragraph-rsid="013b85f3" style:font-size-asian="16pt" style:font-size-complex="16pt"/>
    </style:style>
    <style:style style:name="P112" style:family="paragraph" style:parent-style-name="Standard">
      <style:text-properties style:font-name="eXsE" fo:font-size="16pt" style:text-underline-style="solid" style:text-underline-width="auto" style:text-underline-color="font-color" officeooo:rsid="002aa7bc" officeooo:paragraph-rsid="01a08757" style:font-size-asian="16pt" style:font-size-complex="16pt"/>
    </style:style>
    <style:style style:name="P113" style:family="paragraph" style:parent-style-name="Standard">
      <style:text-properties style:font-name="eXsE" fo:font-size="16pt" style:text-underline-style="none" officeooo:rsid="0122c6b4" officeooo:paragraph-rsid="031a28cb" style:font-size-asian="16pt" style:font-size-complex="16pt"/>
    </style:style>
    <style:style style:name="P114" style:family="paragraph" style:parent-style-name="Standard">
      <style:text-properties style:font-name="eXsE" fo:font-size="16pt" style:text-underline-style="none" officeooo:rsid="004df869" officeooo:paragraph-rsid="028e8998" style:font-size-asian="16pt" style:font-size-complex="16pt"/>
    </style:style>
    <style:style style:name="P115" style:family="paragraph" style:parent-style-name="Standard">
      <style:text-properties style:font-name="eXsE" fo:font-size="16pt" style:text-underline-style="none" officeooo:rsid="002c9260" officeooo:paragraph-rsid="019d7704" style:font-size-asian="16pt" style:font-size-complex="16pt"/>
    </style:style>
    <style:style style:name="P116" style:family="paragraph" style:parent-style-name="Standard">
      <style:text-properties style:font-name="eXsE" fo:font-size="16pt" style:text-underline-style="none" officeooo:rsid="0304f44d" officeooo:paragraph-rsid="0306a013" style:font-size-asian="16pt" style:font-size-complex="16pt"/>
    </style:style>
    <style:style style:name="P117" style:family="paragraph" style:parent-style-name="Standard">
      <style:text-properties style:font-name="eXsE" fo:font-size="16pt" style:text-underline-style="none" officeooo:rsid="0304f44d" officeooo:paragraph-rsid="03085e52" style:font-size-asian="16pt" style:font-size-complex="16pt"/>
    </style:style>
    <style:style style:name="P118" style:family="paragraph" style:parent-style-name="Standard">
      <style:text-properties style:font-name="eXsE" fo:font-size="16pt" style:text-underline-style="none" officeooo:rsid="0304f44d" officeooo:paragraph-rsid="04222e79" style:font-size-asian="16pt" style:font-size-complex="16pt"/>
    </style:style>
    <style:style style:name="P119" style:family="paragraph" style:parent-style-name="Standard">
      <style:text-properties style:font-name="eXsE" fo:font-size="16pt" style:text-underline-style="none" officeooo:rsid="0325ec9c" officeooo:paragraph-rsid="0325ec9c" style:font-size-asian="16pt" style:font-size-complex="16pt"/>
    </style:style>
    <style:style style:name="P120" style:family="paragraph" style:parent-style-name="Standard">
      <style:text-properties style:font-name="eXsE" fo:font-size="16pt" style:text-underline-style="none" officeooo:rsid="012334f1" officeooo:paragraph-rsid="026c4bb0" style:font-size-asian="16pt" style:font-size-complex="16pt"/>
    </style:style>
    <style:style style:name="P121" style:family="paragraph" style:parent-style-name="Standard">
      <style:text-properties style:font-name="eXsE" fo:font-size="16pt" style:text-underline-style="none" officeooo:rsid="00d04bda" officeooo:paragraph-rsid="01a08757" style:font-size-asian="16pt" style:font-size-complex="16pt"/>
    </style:style>
    <style:style style:name="P122" style:family="paragraph" style:parent-style-name="Standard">
      <style:text-properties fo:font-size="16pt" officeooo:paragraph-rsid="01a08757" style:font-size-asian="16pt" style:font-size-complex="16pt"/>
    </style:style>
    <style:style style:name="P123" style:family="paragraph" style:parent-style-name="Standard">
      <style:text-properties fo:font-size="16pt" officeooo:paragraph-rsid="020c78ba" style:font-size-asian="16pt" style:font-size-complex="16pt"/>
    </style:style>
    <style:style style:name="P124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125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126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127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128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129" style:family="paragraph" style:parent-style-name="Table_20_Contents">
      <style:paragraph-properties fo:text-align="center" style:justify-single-word="false"/>
      <style:text-properties style:font-name="eXsE" fo:font-size="16pt" officeooo:rsid="00255a3e" officeooo:paragraph-rsid="01a08757" style:font-size-asian="16pt" style:font-size-complex="16pt"/>
    </style:style>
    <style:style style:name="P130" style:family="paragraph" style:parent-style-name="Table_20_Contents">
      <style:paragraph-properties fo:text-align="center" style:justify-single-word="false"/>
      <style:text-properties style:font-name="eXsE" fo:font-size="16pt" officeooo:rsid="0118edca" officeooo:paragraph-rsid="01a08757" style:font-size-asian="16pt" style:font-size-complex="16pt"/>
    </style:style>
    <style:style style:name="P131" style:family="paragraph" style:parent-style-name="Table_20_Contents">
      <style:paragraph-properties fo:text-align="center" style:justify-single-word="false"/>
      <style:text-properties style:font-name="eXsE" fo:font-size="16pt" officeooo:rsid="01f3d31e" officeooo:paragraph-rsid="01f3d31e" style:font-size-asian="16pt" style:font-size-complex="16pt"/>
    </style:style>
    <style:style style:name="P132" style:family="paragraph" style:parent-style-name="Table_20_Contents">
      <style:paragraph-properties fo:text-align="center" style:justify-single-word="false"/>
      <style:text-properties style:font-name="eXsE" fo:font-size="16pt" officeooo:rsid="015718a2" officeooo:paragraph-rsid="01a08757" style:font-size-asian="16pt" style:font-size-complex="16pt"/>
    </style:style>
    <style:style style:name="P133" style:family="paragraph" style:parent-style-name="Table_20_Contents">
      <style:paragraph-properties fo:text-align="center" style:justify-single-word="false"/>
      <style:text-properties style:font-name="eXsE" fo:font-size="16pt" officeooo:rsid="0114d6f7" officeooo:paragraph-rsid="01a08757" style:font-size-asian="16pt" style:font-size-complex="16pt"/>
    </style:style>
    <style:style style:name="P134" style:family="paragraph" style:parent-style-name="Standard">
      <style:paragraph-properties fo:text-align="center" style:justify-single-word="false"/>
      <style:text-properties style:font-name="DejaVu Sans" fo:font-size="16pt" fo:font-weight="normal" officeooo:rsid="04322195" officeooo:paragraph-rsid="04322195" style:font-size-asian="16pt" style:font-weight-asian="normal" style:font-size-complex="16pt" style:font-weight-complex="normal"/>
    </style:style>
    <style:style style:name="P135" style:family="paragraph" style:parent-style-name="Standard">
      <style:paragraph-properties fo:text-align="center" style:justify-single-word="false"/>
      <style:text-properties style:font-name="DejaVu Sans" fo:font-size="16pt" fo:font-weight="normal" officeooo:rsid="0433b486" officeooo:paragraph-rsid="0433b486" style:font-size-asian="16pt" style:font-weight-asian="normal" style:font-size-complex="16pt" style:font-weight-complex="normal"/>
    </style:style>
    <style:style style:name="P136" style:family="paragraph" style:parent-style-name="Standard">
      <style:text-properties style:font-name="DejaVu Sans" fo:font-size="16pt" style:text-underline-style="none" officeooo:rsid="00fa45d7" officeooo:paragraph-rsid="01a08757" style:font-size-asian="16pt" style:font-size-complex="16pt"/>
    </style:style>
    <style:style style:name="P137" style:family="paragraph" style:parent-style-name="Standard">
      <style:text-properties style:font-name="DejaVu Sans" fo:font-size="16pt" style:text-underline-style="none" officeooo:rsid="043e719c" officeooo:paragraph-rsid="043e719c" style:font-size-asian="16pt" style:font-size-complex="16pt"/>
    </style:style>
    <style:style style:name="P138" style:family="paragraph" style:parent-style-name="Standard">
      <style:text-properties style:font-name="DejaVu Sans" fo:font-size="16pt" style:text-underline-style="none" officeooo:rsid="043f9693" officeooo:paragraph-rsid="043e719c" style:font-size-asian="16pt" style:font-size-complex="16pt"/>
    </style:style>
    <style:style style:name="P139" style:family="paragraph" style:parent-style-name="Standard">
      <style:text-properties style:font-name="DejaVu Sans" fo:font-size="16pt" style:text-underline-style="none" officeooo:rsid="03d67f19" officeooo:paragraph-rsid="03a24c74" style:font-size-asian="16pt" style:font-size-complex="16pt"/>
    </style:style>
    <style:style style:name="P140" style:family="paragraph" style:parent-style-name="Standard">
      <style:text-properties style:font-name="DejaVu Sans" fo:font-size="16pt" style:text-underline-style="none" officeooo:rsid="03b183cf" officeooo:paragraph-rsid="03b183cf" style:font-size-asian="16pt" style:font-size-complex="16pt"/>
    </style:style>
    <style:style style:name="P141" style:family="paragraph" style:parent-style-name="Standard">
      <style:text-properties style:font-name="DejaVu Sans" fo:font-size="16pt" style:text-underline-style="none" officeooo:rsid="016fcc2f" officeooo:paragraph-rsid="040d48d3" style:font-size-asian="16pt" style:font-size-complex="16pt"/>
    </style:style>
    <style:style style:name="P142" style:family="paragraph" style:parent-style-name="Standard">
      <style:text-properties style:font-name="DejaVu Sans" fo:font-size="16pt" style:text-underline-style="none" officeooo:rsid="016fcc2f" officeooo:paragraph-rsid="040fa2e3" style:font-size-asian="16pt" style:font-size-complex="16pt"/>
    </style:style>
    <style:style style:name="P143" style:family="paragraph" style:parent-style-name="Standard">
      <style:text-properties style:font-name="DejaVu Sans" fo:font-size="16pt" style:text-underline-style="none" officeooo:rsid="02d05cc0" officeooo:paragraph-rsid="0473a1d6" style:font-size-asian="16pt" style:font-size-complex="16pt"/>
    </style:style>
    <style:style style:name="P144" style:family="paragraph" style:parent-style-name="Standard">
      <style:text-properties style:font-name="DejaVu Sans" fo:font-size="16pt" style:text-underline-style="none" officeooo:rsid="02d05cc0" officeooo:paragraph-rsid="04866664" style:font-size-asian="16pt" style:font-size-complex="16pt"/>
    </style:style>
    <style:style style:name="P145" style:family="paragraph" style:parent-style-name="Standard">
      <style:text-properties style:font-name="DejaVu Sans" fo:font-size="16pt" style:text-underline-style="none" officeooo:rsid="02ced49f" officeooo:paragraph-rsid="040fa2e3" style:font-size-asian="16pt" style:font-size-complex="16pt"/>
    </style:style>
    <style:style style:name="P146" style:family="paragraph" style:parent-style-name="Standard">
      <style:paragraph-properties fo:text-align="center" style:justify-single-word="false"/>
      <style:text-properties style:font-name="DejaVu Sans" fo:font-size="16pt" officeooo:rsid="0433b486" officeooo:paragraph-rsid="0433b486" style:font-size-asian="16pt" style:font-size-complex="16pt"/>
    </style:style>
    <style:style style:name="P147" style:family="paragraph" style:parent-style-name="Standard">
      <style:text-properties style:font-name="essio" fo:font-size="16pt" officeooo:rsid="020bba62" officeooo:paragraph-rsid="04321c04" style:font-size-asian="16pt" style:font-size-complex="16pt"/>
    </style:style>
    <style:style style:name="P148" style:family="paragraph" style:parent-style-name="Standard">
      <style:text-properties style:font-name="essiah" fo:font-size="16pt" officeooo:rsid="0004f4f5" officeooo:paragraph-rsid="005cc315" style:font-size-asian="16pt" style:font-size-complex="16pt"/>
    </style:style>
    <style:style style:name="P149" style:family="paragraph" style:parent-style-name="Standard">
      <style:text-properties style:font-name="essiah" fo:font-size="16pt" officeooo:rsid="0145959a" officeooo:paragraph-rsid="01dbe58e" style:font-size-asian="16pt" style:font-size-complex="16pt"/>
    </style:style>
    <style:style style:name="P150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0a0220c" style:font-size-asian="16pt" style:font-size-complex="16pt"/>
    </style:style>
    <style:style style:name="P151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14b0132" style:font-size-asian="16pt" style:font-size-complex="16pt"/>
    </style:style>
    <style:style style:name="P152" style:family="paragraph" style:parent-style-name="Standard">
      <style:paragraph-properties fo:text-align="center" style:justify-single-word="false"/>
      <style:text-properties style:font-name="essiah" fo:font-size="16pt" officeooo:rsid="0149910e" officeooo:paragraph-rsid="0149910e" style:font-size-asian="16pt" style:font-size-complex="16pt"/>
    </style:style>
    <style:style style:name="P153" style:family="paragraph" style:parent-style-name="Standard">
      <style:paragraph-properties fo:text-align="center" style:justify-single-word="false"/>
      <style:text-properties style:font-name="essiah" fo:font-size="16pt" officeooo:rsid="00b7127c" officeooo:paragraph-rsid="043b5970" style:font-size-asian="16pt" style:font-size-complex="16pt"/>
    </style:style>
    <style:style style:name="P154" style:family="paragraph" style:parent-style-name="Standard">
      <style:paragraph-properties fo:text-align="center" style:justify-single-word="false"/>
      <style:text-properties style:font-name="essiah" fo:font-size="16pt" officeooo:rsid="00eaf781" officeooo:paragraph-rsid="043b5970" style:font-size-asian="16pt" style:font-size-complex="16pt"/>
    </style:style>
    <style:style style:name="P155" style:family="paragraph" style:parent-style-name="Standard">
      <style:paragraph-properties fo:text-align="center" style:justify-single-word="false"/>
      <style:text-properties style:font-name="essiah" fo:font-size="16pt" officeooo:rsid="00af901d" officeooo:paragraph-rsid="00af901d" style:font-size-asian="16pt" style:font-size-complex="16pt"/>
    </style:style>
    <style:style style:name="P156" style:family="paragraph" style:parent-style-name="Standard">
      <style:paragraph-properties fo:text-align="center" style:justify-single-word="false"/>
      <style:text-properties style:font-name="essiah" fo:font-size="16pt" officeooo:rsid="04358656" officeooo:paragraph-rsid="04358656" style:font-size-asian="16pt" style:font-size-complex="16pt"/>
    </style:style>
    <style:style style:name="P157" style:family="paragraph" style:parent-style-name="Standard">
      <style:paragraph-properties fo:text-align="center" style:justify-single-word="false"/>
      <style:text-properties style:font-name="essiah" fo:font-size="16pt" officeooo:rsid="04321c04" officeooo:paragraph-rsid="04321c04" style:font-size-asian="16pt" style:font-size-complex="16pt"/>
    </style:style>
    <style:style style:name="P158" style:family="paragraph" style:parent-style-name="Standard">
      <style:paragraph-properties fo:text-align="center" style:justify-single-word="false"/>
      <style:text-properties style:font-name="essiah" fo:font-size="16pt" officeooo:rsid="017fda2a" officeooo:paragraph-rsid="017fda2a" style:font-size-asian="16pt" style:font-size-complex="16pt"/>
    </style:style>
    <style:style style:name="P159" style:family="paragraph" style:parent-style-name="Standard">
      <style:paragraph-properties fo:text-align="center" style:justify-single-word="false"/>
      <style:text-properties style:font-name="essiah" fo:font-size="16pt" officeooo:rsid="00d1254b" officeooo:paragraph-rsid="00d1254b" style:font-size-asian="16pt" style:font-size-complex="16pt"/>
    </style:style>
    <style:style style:name="P160" style:family="paragraph" style:parent-style-name="Standard">
      <style:text-properties style:font-name="essiah" fo:font-size="16pt" officeooo:rsid="00560f70" officeooo:paragraph-rsid="028e8998" style:font-size-asian="16pt" style:font-size-complex="16pt"/>
    </style:style>
    <style:style style:name="P161" style:family="paragraph" style:parent-style-name="Standard">
      <style:text-properties style:font-name="essiah" fo:font-size="16pt" officeooo:rsid="013757b2" officeooo:paragraph-rsid="03a24c74" style:font-size-asian="16pt" style:font-size-complex="16pt"/>
    </style:style>
    <style:style style:name="P162" style:family="paragraph" style:parent-style-name="Standard">
      <style:text-properties style:font-name="essiah" fo:font-size="16pt" officeooo:rsid="02291ca5" officeooo:paragraph-rsid="028e8998" style:font-size-asian="16pt" style:font-size-complex="16pt"/>
    </style:style>
    <style:style style:name="P163" style:family="paragraph" style:parent-style-name="Standard">
      <style:text-properties style:font-name="essiah" fo:font-size="16pt" officeooo:rsid="01699dff" officeooo:paragraph-rsid="03a9b498" style:font-size-asian="16pt" style:font-size-complex="16pt"/>
    </style:style>
    <style:style style:name="P164" style:family="paragraph" style:parent-style-name="Standard">
      <style:text-properties style:font-name="essiah" fo:font-size="16pt" officeooo:rsid="02ce3329" officeooo:paragraph-rsid="040fa2e3" style:font-size-asian="16pt" style:font-size-complex="16pt"/>
    </style:style>
    <style:style style:name="P165" style:family="paragraph" style:parent-style-name="Standard">
      <style:text-properties style:font-name="essiah" fo:font-size="16pt" officeooo:rsid="02cfa338" officeooo:paragraph-rsid="04866664" style:font-size-asian="16pt" style:font-size-complex="16pt"/>
    </style:style>
    <style:style style:name="P166" style:family="paragraph" style:parent-style-name="Standard">
      <style:text-properties style:font-name="essiah" fo:font-size="16pt" officeooo:rsid="0030e976" officeooo:paragraph-rsid="020c78ba" style:font-size-asian="16pt" style:font-size-complex="16pt"/>
    </style:style>
    <style:style style:name="P167" style:family="paragraph" style:parent-style-name="Standard">
      <style:text-properties style:font-name="essiah" fo:font-size="16pt" officeooo:paragraph-rsid="020c78ba" style:font-size-asian="16pt" style:font-size-complex="16pt"/>
    </style:style>
    <style:style style:name="P168" style:family="paragraph" style:parent-style-name="Standard">
      <style:text-properties style:font-name="essiah" fo:font-size="16pt" officeooo:rsid="003f3562" officeooo:paragraph-rsid="01a08757" style:font-size-asian="16pt" style:font-size-complex="16pt"/>
    </style:style>
    <style:style style:name="P169" style:family="paragraph" style:parent-style-name="Standard">
      <style:paragraph-properties fo:text-align="center" style:justify-single-word="false"/>
      <style:text-properties style:font-name="essiah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170" style:family="paragraph" style:parent-style-name="Standard">
      <style:paragraph-properties fo:text-align="center" style:justify-single-word="false"/>
      <style:text-properties style:font-name="essiah" fo:font-size="16pt" fo:font-weight="normal" officeooo:rsid="00d1254b" officeooo:paragraph-rsid="00d1254b" style:font-size-asian="16pt" style:font-weight-asian="normal" style:font-size-complex="16pt" style:font-weight-complex="normal"/>
    </style:style>
    <style:style style:name="P171" style:family="paragraph" style:parent-style-name="Standard">
      <style:text-properties style:font-name="essiah" fo:font-size="16pt" style:text-underline-style="none" officeooo:rsid="011021eb" officeooo:paragraph-rsid="031a28cb" style:font-size-asian="16pt" style:font-size-complex="16pt"/>
    </style:style>
    <style:style style:name="P172" style:family="paragraph" style:parent-style-name="Standard">
      <style:text-properties style:font-name="essiah" fo:font-size="16pt" style:text-underline-style="none" officeooo:rsid="0122c6b4" officeooo:paragraph-rsid="031a28cb" style:font-size-asian="16pt" style:font-size-complex="16pt"/>
    </style:style>
    <style:style style:name="P173" style:family="paragraph" style:parent-style-name="Standard">
      <style:text-properties style:font-name="essiah" fo:font-size="16pt" style:text-underline-style="none" officeooo:rsid="03d6f0d6" officeooo:paragraph-rsid="03e3b2ea" style:font-size-asian="16pt" style:font-size-complex="16pt"/>
    </style:style>
    <style:style style:name="P174" style:family="paragraph" style:parent-style-name="Standard">
      <style:text-properties style:font-name="essiah" fo:font-size="16pt" style:text-underline-style="none" officeooo:rsid="013237d9" officeooo:paragraph-rsid="02eb3314" style:font-size-asian="16pt" style:font-size-complex="16pt"/>
    </style:style>
    <style:style style:name="P175" style:family="paragraph" style:parent-style-name="Standard">
      <style:text-properties style:font-name="essiah" fo:font-size="16pt" style:text-underline-style="none" officeooo:rsid="03b3654d" officeooo:paragraph-rsid="03b3654d" style:font-size-asian="16pt" style:font-size-complex="16pt"/>
    </style:style>
    <style:style style:name="P176" style:family="paragraph" style:parent-style-name="Standard">
      <style:text-properties style:font-name="essiah" fo:font-size="16pt" style:text-underline-style="none" officeooo:rsid="0304f44d" officeooo:paragraph-rsid="03085e52" style:font-size-asian="16pt" style:font-size-complex="16pt"/>
    </style:style>
    <style:style style:name="P177" style:family="paragraph" style:parent-style-name="Standard">
      <style:text-properties style:font-name="essiah" fo:font-size="16pt" style:text-underline-style="none" officeooo:rsid="0304f44d" officeooo:paragraph-rsid="04222e79" style:font-size-asian="16pt" style:font-size-complex="16pt"/>
    </style:style>
    <style:style style:name="P178" style:family="paragraph" style:parent-style-name="Standard">
      <style:text-properties style:font-name="essiah" fo:font-size="16pt" style:text-underline-style="none" officeooo:rsid="030d4657" officeooo:paragraph-rsid="033638d6" style:font-size-asian="16pt" style:font-size-complex="16pt"/>
    </style:style>
    <style:style style:name="P179" style:family="paragraph" style:parent-style-name="Standard">
      <style:text-properties style:font-name="essiah" fo:font-size="16pt" style:text-underline-style="none" officeooo:rsid="0259d23b" officeooo:paragraph-rsid="02d5f503" style:font-size-asian="16pt" style:font-size-complex="16pt"/>
    </style:style>
    <style:style style:name="P180" style:family="paragraph" style:parent-style-name="Standard">
      <style:text-properties style:font-name="essiah" fo:font-size="16pt" style:text-underline-style="none" officeooo:rsid="026b83ff" officeooo:paragraph-rsid="02d76419" style:font-size-asian="16pt" style:font-size-complex="16pt"/>
    </style:style>
    <style:style style:name="P181" style:family="paragraph" style:parent-style-name="Standard">
      <style:text-properties style:font-name="essiah" fo:font-size="16pt" style:text-underline-style="none" officeooo:rsid="046f938a" officeooo:paragraph-rsid="0473a1d6" style:font-size-asian="16pt" style:font-size-complex="16pt"/>
    </style:style>
    <style:style style:name="P182" style:family="paragraph" style:parent-style-name="Standard">
      <style:text-properties style:font-name="essiah" fo:font-size="16pt" style:text-underline-style="solid" style:text-underline-width="auto" style:text-underline-color="font-color" fo:font-weight="normal" officeooo:rsid="012334f1" officeooo:paragraph-rsid="031a28cb" style:font-size-asian="16pt" style:font-weight-asian="normal" style:font-size-complex="16pt" style:font-weight-complex="normal"/>
    </style:style>
    <style:style style:name="P183" style:family="paragraph" style:parent-style-name="Standard">
      <style:text-properties style:font-name="DejaVu Sans" fo:font-size="16pt" style:text-underline-style="none" officeooo:rsid="0470b86f" officeooo:paragraph-rsid="0473a1d6" style:font-size-asian="16pt" style:font-size-complex="16pt"/>
    </style:style>
    <style:style style:name="P184" style:family="paragraph" style:parent-style-name="Table_20_Contents">
      <style:paragraph-properties fo:text-align="center" style:justify-single-word="false"/>
      <style:text-properties style:font-name="essiah" fo:font-size="16pt" officeooo:rsid="008db3de" officeooo:paragraph-rsid="02c897c2" style:font-size-asian="16pt" style:font-size-complex="16pt"/>
    </style:style>
    <style:style style:name="P185" style:family="paragraph" style:parent-style-name="Table_20_Contents">
      <style:paragraph-properties fo:text-align="center" style:justify-single-word="false"/>
      <style:text-properties style:font-name="essiah" fo:font-size="16pt" officeooo:rsid="0376ea28" officeooo:paragraph-rsid="03f2abca" style:font-size-asian="16pt" style:font-size-complex="16pt"/>
    </style:style>
    <style:style style:name="P186" style:family="paragraph" style:parent-style-name="Table_20_Contents">
      <style:paragraph-properties fo:text-align="center" style:justify-single-word="false"/>
      <style:text-properties style:font-name="essiah" fo:font-size="16pt" officeooo:rsid="010d533e" officeooo:paragraph-rsid="02c897c2" style:font-size-asian="16pt" style:font-size-complex="16pt"/>
    </style:style>
    <style:style style:name="P187" style:family="paragraph" style:parent-style-name="Table_20_Contents">
      <style:paragraph-properties fo:text-align="center" style:justify-single-word="false"/>
      <style:text-properties style:font-name="essiah" fo:font-size="16pt" officeooo:rsid="03f2abca" officeooo:paragraph-rsid="03f2abca" style:font-size-asian="16pt" style:font-size-complex="16pt"/>
    </style:style>
    <style:style style:name="P188" style:family="paragraph" style:parent-style-name="Table_20_Contents">
      <style:paragraph-properties fo:text-align="center" style:justify-single-word="false"/>
      <style:text-properties style:font-name="essiah" fo:font-size="16pt" officeooo:rsid="00255a3e" officeooo:paragraph-rsid="01a08757" style:font-size-asian="16pt" style:font-size-complex="16pt"/>
    </style:style>
    <style:style style:name="P189" style:family="paragraph" style:parent-style-name="Table_20_Contents">
      <style:paragraph-properties fo:text-align="center" style:justify-single-word="false"/>
      <style:text-properties style:font-name="essiah" fo:font-size="16pt" officeooo:rsid="00c2dad4" officeooo:paragraph-rsid="01a08757" style:font-size-asian="16pt" style:font-size-complex="16pt"/>
    </style:style>
    <style:style style:name="P190" style:family="paragraph" style:parent-style-name="Table_20_Contents">
      <style:paragraph-properties fo:text-align="center" style:justify-single-word="false"/>
      <style:text-properties style:font-name="essiah" fo:font-size="16pt" officeooo:rsid="029ab94c" officeooo:paragraph-rsid="029ab94c" style:font-size-asian="16pt" style:font-size-complex="16pt"/>
    </style:style>
    <style:style style:name="P191" style:family="paragraph" style:parent-style-name="Table_20_Contents">
      <style:paragraph-properties fo:text-align="center" style:justify-single-word="false"/>
      <style:text-properties fo:font-size="16pt" officeooo:rsid="046cd926" officeooo:paragraph-rsid="046cd926" style:font-size-asian="16pt" style:font-size-complex="16pt"/>
    </style:style>
    <style:style style:name="T1" style:family="text">
      <style:text-properties style:font-name="eXsE"/>
    </style:style>
    <style:style style:name="T2" style:family="text">
      <style:text-properties style:font-name="eXsE" officeooo:rsid="002f4463"/>
    </style:style>
    <style:style style:name="T3" style:family="text">
      <style:text-properties style:font-name="eXsE" officeooo:rsid="01052053"/>
    </style:style>
    <style:style style:name="T4" style:family="text">
      <style:text-properties style:font-name="eXsE" style:text-underline-style="none" officeooo:rsid="004c3bf4"/>
    </style:style>
    <style:style style:name="T5" style:family="text">
      <style:text-properties style:font-name="DejaVu Sans"/>
    </style:style>
    <style:style style:name="T6" style:family="text">
      <style:text-properties style:font-name="DejaVu Sans" officeooo:rsid="002d842b"/>
    </style:style>
    <style:style style:name="T7" style:family="text">
      <style:text-properties style:font-name="DejaVu Sans" officeooo:rsid="002f4463"/>
    </style:style>
    <style:style style:name="T8" style:family="text">
      <style:text-properties style:font-name="DejaVu Sans" officeooo:rsid="003b249e"/>
    </style:style>
    <style:style style:name="T9" style:family="text">
      <style:text-properties style:font-name="DejaVu Sans" officeooo:rsid="0034292e"/>
    </style:style>
    <style:style style:name="T10" style:family="text">
      <style:text-properties style:font-name="DejaVu Sans" officeooo:rsid="00462f92"/>
    </style:style>
    <style:style style:name="T11" style:family="text">
      <style:text-properties style:font-name="DejaVu Sans" officeooo:rsid="00560f70"/>
    </style:style>
    <style:style style:name="T12" style:family="text">
      <style:text-properties style:font-name="DejaVu Sans" officeooo:rsid="00628e40"/>
    </style:style>
    <style:style style:name="T13" style:family="text">
      <style:text-properties style:font-name="DejaVu Sans" officeooo:rsid="00645de8"/>
    </style:style>
    <style:style style:name="T14" style:family="text">
      <style:text-properties style:font-name="DejaVu Sans" officeooo:rsid="0069769f"/>
    </style:style>
    <style:style style:name="T15" style:family="text">
      <style:text-properties style:font-name="DejaVu Sans" officeooo:rsid="006a1b65"/>
    </style:style>
    <style:style style:name="T16" style:family="text">
      <style:text-properties style:font-name="DejaVu Sans" officeooo:rsid="00d04bda"/>
    </style:style>
    <style:style style:name="T17" style:family="text">
      <style:text-properties style:font-name="DejaVu Sans" officeooo:rsid="00efbc57"/>
    </style:style>
    <style:style style:name="T18" style:family="text">
      <style:text-properties style:font-name="DejaVu Sans" officeooo:rsid="00f30755"/>
    </style:style>
    <style:style style:name="T19" style:family="text">
      <style:text-properties style:font-name="DejaVu Sans" officeooo:rsid="00f3d66a"/>
    </style:style>
    <style:style style:name="T20" style:family="text">
      <style:text-properties style:font-name="DejaVu Sans" officeooo:rsid="00fc0d14"/>
    </style:style>
    <style:style style:name="T21" style:family="text">
      <style:text-properties style:font-name="DejaVu Sans" officeooo:rsid="005ceb8e"/>
    </style:style>
    <style:style style:name="T22" style:family="text">
      <style:text-properties style:font-name="DejaVu Sans" officeooo:rsid="007c8733"/>
    </style:style>
    <style:style style:name="T23" style:family="text">
      <style:text-properties style:font-name="DejaVu Sans" officeooo:rsid="007f892a"/>
    </style:style>
    <style:style style:name="T24" style:family="text">
      <style:text-properties style:font-name="DejaVu Sans" officeooo:rsid="010a3485"/>
    </style:style>
    <style:style style:name="T25" style:family="text">
      <style:text-properties style:font-name="DejaVu Sans" officeooo:rsid="0112f06a"/>
    </style:style>
    <style:style style:name="T26" style:family="text">
      <style:text-properties style:font-name="DejaVu Sans" officeooo:rsid="0114d6f7"/>
    </style:style>
    <style:style style:name="T27" style:family="text">
      <style:text-properties style:font-name="DejaVu Sans" officeooo:rsid="01404628"/>
    </style:style>
    <style:style style:name="T28" style:family="text">
      <style:text-properties style:font-name="DejaVu Sans" officeooo:rsid="01422811"/>
    </style:style>
    <style:style style:name="T29" style:family="text">
      <style:text-properties style:font-name="DejaVu Sans" officeooo:rsid="0144d3c5"/>
    </style:style>
    <style:style style:name="T30" style:family="text">
      <style:text-properties style:font-name="DejaVu Sans" officeooo:rsid="0145959a"/>
    </style:style>
    <style:style style:name="T31" style:family="text">
      <style:text-properties style:font-name="DejaVu Sans" officeooo:rsid="015db1d7"/>
    </style:style>
    <style:style style:name="T32" style:family="text">
      <style:text-properties style:font-name="DejaVu Sans" style:text-underline-style="none"/>
    </style:style>
    <style:style style:name="T33" style:family="text">
      <style:text-properties style:font-name="DejaVu Sans" style:text-underline-style="none" officeooo:rsid="00f86457"/>
    </style:style>
    <style:style style:name="T34" style:family="text">
      <style:text-properties style:font-name="DejaVu Sans" style:text-underline-style="none" officeooo:rsid="00fa45d7"/>
    </style:style>
    <style:style style:name="T35" style:family="text">
      <style:text-properties style:font-name="DejaVu Sans" style:text-underline-style="none" officeooo:rsid="043f9693"/>
    </style:style>
    <style:style style:name="T36" style:family="text">
      <style:text-properties style:font-name="DejaVu Sans" style:text-underline-style="none" officeooo:rsid="0443fb73"/>
    </style:style>
    <style:style style:name="T37" style:family="text">
      <style:text-properties style:font-name="DejaVu Sans" style:text-underline-style="none" officeooo:rsid="044706d6"/>
    </style:style>
    <style:style style:name="T38" style:family="text">
      <style:text-properties style:font-name="DejaVu Sans" style:text-underline-style="none" officeooo:rsid="04493ead"/>
    </style:style>
    <style:style style:name="T39" style:family="text">
      <style:text-properties style:font-name="DejaVu Sans" style:text-underline-style="none" officeooo:rsid="044b5a1c"/>
    </style:style>
    <style:style style:name="T40" style:family="text">
      <style:text-properties style:font-name="DejaVu Sans" style:text-underline-style="none" officeooo:rsid="04595cfe"/>
    </style:style>
    <style:style style:name="T41" style:family="text">
      <style:text-properties style:font-name="DejaVu Sans" style:text-underline-style="none" officeooo:rsid="045e5b1b"/>
    </style:style>
    <style:style style:name="T42" style:family="text">
      <style:text-properties style:font-name="DejaVu Sans" style:text-underline-style="none" officeooo:rsid="048aabcd"/>
    </style:style>
    <style:style style:name="T43" style:family="text">
      <style:text-properties style:font-name="DejaVu Sans" style:text-underline-style="none" officeooo:rsid="048c685d"/>
    </style:style>
    <style:style style:name="T44" style:family="text">
      <style:text-properties style:font-name="DejaVu Sans" officeooo:rsid="01876427"/>
    </style:style>
    <style:style style:name="T45" style:family="text">
      <style:text-properties style:font-name="DejaVu Sans" officeooo:rsid="01699dff"/>
    </style:style>
    <style:style style:name="T46" style:family="text">
      <style:text-properties style:font-name="DejaVu Sans" officeooo:rsid="01916cb1"/>
    </style:style>
    <style:style style:name="T47" style:family="text">
      <style:text-properties style:font-name="DejaVu Sans" officeooo:rsid="01ff4ddd"/>
    </style:style>
    <style:style style:name="T48" style:family="text">
      <style:text-properties style:font-name="DejaVu Sans" officeooo:rsid="021128de"/>
    </style:style>
    <style:style style:name="T49" style:family="text">
      <style:text-properties style:font-name="DejaVu Sans" officeooo:rsid="0215b1a8"/>
    </style:style>
    <style:style style:name="T50" style:family="text">
      <style:text-properties style:font-name="DejaVu Sans" officeooo:rsid="02175c65"/>
    </style:style>
    <style:style style:name="T51" style:family="text">
      <style:text-properties style:font-name="DejaVu Sans" officeooo:rsid="025982c1"/>
    </style:style>
    <style:style style:name="T52" style:family="text">
      <style:text-properties style:font-name="DejaVu Sans" officeooo:rsid="0263714d"/>
    </style:style>
    <style:style style:name="T53" style:family="text">
      <style:text-properties style:font-name="DejaVu Sans" officeooo:rsid="026647cc"/>
    </style:style>
    <style:style style:name="T54" style:family="text">
      <style:text-properties style:font-name="DejaVu Sans" officeooo:rsid="02adbabf"/>
    </style:style>
    <style:style style:name="T55" style:family="text">
      <style:text-properties style:font-name="DejaVu Sans" officeooo:rsid="031873e7"/>
    </style:style>
    <style:style style:name="T56" style:family="text">
      <style:text-properties style:font-name="DejaVu Sans" officeooo:rsid="0354344b"/>
    </style:style>
    <style:style style:name="T57" style:family="text">
      <style:text-properties style:font-name="DejaVu Sans" officeooo:rsid="03085e52"/>
    </style:style>
    <style:style style:name="T58" style:family="text">
      <style:text-properties style:font-name="DejaVu Sans" officeooo:rsid="0313388b"/>
    </style:style>
    <style:style style:name="T59" style:family="text">
      <style:text-properties style:font-name="DejaVu Sans" officeooo:rsid="038114e8"/>
    </style:style>
    <style:style style:name="T60" style:family="text">
      <style:text-properties style:font-name="DejaVu Sans" officeooo:rsid="03832228"/>
    </style:style>
    <style:style style:name="T61" style:family="text">
      <style:text-properties style:font-name="DejaVu Sans" officeooo:rsid="03bc2088"/>
    </style:style>
    <style:style style:name="T62" style:family="text">
      <style:text-properties style:font-name="DejaVu Sans" officeooo:rsid="04222e79"/>
    </style:style>
    <style:style style:name="T63" style:family="text">
      <style:text-properties officeooo:rsid="00409e9e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6d48ee"/>
    </style:style>
    <style:style style:name="T66" style:family="text">
      <style:text-properties style:text-underline-style="none" officeooo:rsid="016c7041"/>
    </style:style>
    <style:style style:name="T67" style:family="text">
      <style:text-properties style:text-underline-style="none" officeooo:rsid="0171317d"/>
    </style:style>
    <style:style style:name="T68" style:family="text">
      <style:text-properties style:text-underline-style="none" officeooo:rsid="00628e40"/>
    </style:style>
    <style:style style:name="T69" style:family="text">
      <style:text-properties style:text-underline-style="none" officeooo:rsid="0273dd29"/>
    </style:style>
    <style:style style:name="T70" style:family="text">
      <style:text-properties style:text-underline-style="none" officeooo:rsid="029314ac"/>
    </style:style>
    <style:style style:name="T71" style:family="text">
      <style:text-properties style:text-underline-style="none" officeooo:rsid="0296f091"/>
    </style:style>
    <style:style style:name="T72" style:family="text">
      <style:text-properties style:text-underline-style="none" officeooo:rsid="02972815"/>
    </style:style>
    <style:style style:name="T73" style:family="text">
      <style:text-properties style:text-underline-style="none" officeooo:rsid="02c1f7c6"/>
    </style:style>
    <style:style style:name="T74" style:family="text">
      <style:text-properties style:text-underline-style="none" officeooo:rsid="02c42fe5"/>
    </style:style>
    <style:style style:name="T75" style:family="text">
      <style:text-properties style:text-underline-style="none" officeooo:rsid="035f77ae"/>
    </style:style>
    <style:style style:name="T76" style:family="text">
      <style:text-properties style:text-underline-style="none" officeooo:rsid="0367932d"/>
    </style:style>
    <style:style style:name="T77" style:family="text">
      <style:text-properties style:text-underline-style="none" officeooo:rsid="03688361"/>
    </style:style>
    <style:style style:name="T78" style:family="text">
      <style:text-properties style:text-underline-style="none" officeooo:rsid="039d3f76"/>
    </style:style>
    <style:style style:name="T79" style:family="text">
      <style:text-properties style:text-underline-style="none" officeooo:rsid="03a9b498"/>
    </style:style>
    <style:style style:name="T80" style:family="text">
      <style:text-properties style:text-underline-style="none" officeooo:rsid="016deff9"/>
    </style:style>
    <style:style style:name="T81" style:family="text">
      <style:text-properties style:text-underline-style="none" officeooo:rsid="03ab5aad"/>
    </style:style>
    <style:style style:name="T82" style:family="text">
      <style:text-properties style:text-underline-style="none" officeooo:rsid="03c8655a"/>
    </style:style>
    <style:style style:name="T83" style:family="text">
      <style:text-properties style:text-underline-style="none" officeooo:rsid="03ca3850"/>
    </style:style>
    <style:style style:name="T84" style:family="text">
      <style:text-properties style:text-underline-style="none" officeooo:rsid="03f70ee0"/>
    </style:style>
    <style:style style:name="T85" style:family="text">
      <style:text-properties style:text-underline-style="none" officeooo:rsid="02f2ae8e"/>
    </style:style>
    <style:style style:name="T86" style:family="text">
      <style:text-properties style:text-underline-style="none" officeooo:rsid="018ea4e2"/>
    </style:style>
    <style:style style:name="T87" style:family="text">
      <style:text-properties style:text-underline-style="none" officeooo:rsid="027328e3"/>
    </style:style>
    <style:style style:name="T88" style:family="text">
      <style:text-properties style:text-underline-style="none" officeooo:rsid="0483894b"/>
    </style:style>
    <style:style style:name="T89" style:family="text">
      <style:text-properties officeooo:rsid="00914f75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2aeb119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b3aae6" style:font-weight-asian="normal" style:font-weight-complex="normal"/>
    </style:style>
    <style:style style:name="T94" style:family="text">
      <style:text-properties fo:font-weight="normal" officeooo:rsid="00b56708" style:font-weight-asian="normal" style:font-weight-complex="normal"/>
    </style:style>
    <style:style style:name="T95" style:family="text">
      <style:text-properties fo:font-weight="normal" officeooo:rsid="00bb606c" style:font-weight-asian="normal" style:font-weight-complex="normal"/>
    </style:style>
    <style:style style:name="T96" style:family="text">
      <style:text-properties fo:font-weight="normal" officeooo:rsid="00e13b86" style:font-weight-asian="normal" style:font-weight-complex="normal"/>
    </style:style>
    <style:style style:name="T97" style:family="text">
      <style:text-properties fo:font-weight="normal" officeooo:rsid="00e68aab" style:font-weight-asian="normal" style:font-weight-complex="normal"/>
    </style:style>
    <style:style style:name="T98" style:family="text">
      <style:text-properties fo:font-weight="normal" officeooo:rsid="02aeb119" style:font-weight-asian="normal" style:font-weight-complex="normal"/>
    </style:style>
    <style:style style:name="T99" style:family="text">
      <style:text-properties fo:font-weight="normal" officeooo:rsid="02b141ec" style:font-weight-asian="normal" style:font-weight-complex="normal"/>
    </style:style>
    <style:style style:name="T100" style:family="text">
      <style:text-properties officeooo:rsid="00b010cf"/>
    </style:style>
    <style:style style:name="T101" style:family="text">
      <style:text-properties officeooo:rsid="00b7127c"/>
    </style:style>
    <style:style style:name="T102" style:family="text">
      <style:text-properties officeooo:rsid="00ba4853"/>
    </style:style>
    <style:style style:name="T103" style:family="text">
      <style:text-properties officeooo:rsid="01052053"/>
    </style:style>
    <style:style style:name="T104" style:family="text">
      <style:text-properties officeooo:rsid="01255848"/>
    </style:style>
    <style:style style:name="T105" style:family="text">
      <style:text-properties officeooo:rsid="0133c8e8"/>
    </style:style>
    <style:style style:name="T106" style:family="text">
      <style:text-properties officeooo:rsid="013520c4"/>
    </style:style>
    <style:style style:name="T107" style:family="text">
      <style:text-properties officeooo:rsid="005ceb8e"/>
    </style:style>
    <style:style style:name="T108" style:family="text">
      <style:text-properties officeooo:rsid="01750d8f"/>
    </style:style>
    <style:style style:name="T109" style:family="text">
      <style:text-properties officeooo:rsid="01916cb1"/>
    </style:style>
    <style:style style:name="T110" style:family="text">
      <style:text-properties officeooo:rsid="0081a6a3"/>
    </style:style>
    <style:style style:name="T111" style:family="text">
      <style:text-properties officeooo:rsid="01a79071"/>
    </style:style>
    <style:style style:name="T112" style:family="text">
      <style:text-properties officeooo:rsid="01a99c17"/>
    </style:style>
    <style:style style:name="T113" style:family="text">
      <style:text-properties officeooo:rsid="01ab0c2e"/>
    </style:style>
    <style:style style:name="T114" style:family="text">
      <style:text-properties officeooo:rsid="01c42c31"/>
    </style:style>
    <style:style style:name="T115" style:family="text">
      <style:text-properties style:font-name="essio"/>
    </style:style>
    <style:style style:name="T116" style:family="text">
      <style:text-properties style:font-name="essio" style:text-underline-style="none" officeooo:rsid="0443fb73"/>
    </style:style>
    <style:style style:name="T117" style:family="text">
      <style:text-properties style:font-name="essio" officeooo:rsid="002d842b"/>
    </style:style>
    <style:style style:name="T118" style:family="text">
      <style:text-properties officeooo:rsid="021f309f"/>
    </style:style>
    <style:style style:name="T119" style:family="text">
      <style:text-properties officeooo:rsid="022d4e7a"/>
    </style:style>
    <style:style style:name="T120" style:family="text">
      <style:text-properties officeooo:rsid="023b7ea4"/>
    </style:style>
    <style:style style:name="T121" style:family="text">
      <style:text-properties officeooo:rsid="025b8cd8"/>
    </style:style>
    <style:style style:name="T122" style:family="text">
      <style:text-properties officeooo:rsid="026e0b94"/>
    </style:style>
    <style:style style:name="T123" style:family="text">
      <style:text-properties officeooo:rsid="027d0c8e"/>
    </style:style>
    <style:style style:name="T124" style:family="text">
      <style:text-properties officeooo:rsid="028b86b5"/>
    </style:style>
    <style:style style:name="T125" style:family="text">
      <style:text-properties officeooo:rsid="029174a9"/>
    </style:style>
    <style:style style:name="T126" style:family="text">
      <style:text-properties officeooo:rsid="0294cff6"/>
    </style:style>
    <style:style style:name="T127" style:family="text">
      <style:text-properties officeooo:rsid="02b98b2f"/>
    </style:style>
    <style:style style:name="T128" style:family="text">
      <style:text-properties officeooo:rsid="006d48ee"/>
    </style:style>
    <style:style style:name="T129" style:family="text">
      <style:text-properties officeooo:rsid="02d76419"/>
    </style:style>
    <style:style style:name="T130" style:family="text">
      <style:text-properties officeooo:rsid="02e9f84b"/>
    </style:style>
    <style:style style:name="T131" style:family="text">
      <style:text-properties officeooo:rsid="02ea0223"/>
    </style:style>
    <style:style style:name="T132" style:family="text">
      <style:text-properties officeooo:rsid="02eb3314"/>
    </style:style>
    <style:style style:name="T133" style:family="text">
      <style:text-properties officeooo:rsid="03284585"/>
    </style:style>
    <style:style style:name="T134" style:family="text">
      <style:text-properties officeooo:rsid="0329cdea"/>
    </style:style>
    <style:style style:name="T135" style:family="text">
      <style:text-properties officeooo:rsid="03326105"/>
    </style:style>
    <style:style style:name="T136" style:family="text">
      <style:text-properties officeooo:rsid="033638d6"/>
    </style:style>
    <style:style style:name="T137" style:family="text">
      <style:text-properties officeooo:rsid="034e9a89"/>
    </style:style>
    <style:style style:name="T138" style:family="text">
      <style:text-properties officeooo:rsid="039105fd"/>
    </style:style>
    <style:style style:name="T139" style:family="text">
      <style:text-properties officeooo:rsid="03c517d7"/>
    </style:style>
    <style:style style:name="T140" style:family="text">
      <style:text-properties officeooo:rsid="03ca3850"/>
    </style:style>
    <style:style style:name="T141" style:family="text">
      <style:text-properties officeooo:rsid="03e3b2ea"/>
    </style:style>
    <style:style style:name="T142" style:family="text">
      <style:text-properties officeooo:rsid="03e75ce0"/>
    </style:style>
    <style:style style:name="T143" style:family="text">
      <style:text-properties officeooo:rsid="03f2abca"/>
    </style:style>
    <style:style style:name="T144" style:family="text">
      <style:text-properties officeooo:rsid="03fa4dac"/>
    </style:style>
    <style:style style:name="T145" style:family="text">
      <style:text-properties officeooo:rsid="03fccffe"/>
    </style:style>
    <style:style style:name="T146" style:family="text">
      <style:text-properties officeooo:rsid="0400168e"/>
    </style:style>
    <style:style style:name="T147" style:family="text">
      <style:text-properties officeooo:rsid="0402ad46"/>
    </style:style>
    <style:style style:name="T148" style:family="text">
      <style:text-properties officeooo:rsid="0405f30b"/>
    </style:style>
    <style:style style:name="T149" style:family="text">
      <style:text-properties officeooo:rsid="041a9352"/>
    </style:style>
    <style:style style:name="T150" style:family="text">
      <style:text-properties officeooo:rsid="041c317c"/>
    </style:style>
    <style:style style:name="T151" style:family="text">
      <style:text-properties style:font-name="essiah"/>
    </style:style>
    <style:style style:name="T152" style:family="text">
      <style:text-properties style:font-name="essiah" officeooo:rsid="020bba62"/>
    </style:style>
    <style:style style:name="T153" style:family="text">
      <style:text-properties style:font-name="essiah" officeooo:rsid="009314c8"/>
    </style:style>
    <style:style style:name="T154" style:family="text">
      <style:text-properties style:font-name="essiah" officeooo:rsid="00923ce2"/>
    </style:style>
    <style:style style:name="T155" style:family="text">
      <style:text-properties style:font-name="essiah" officeooo:rsid="00914f75"/>
    </style:style>
    <style:style style:name="T156" style:family="text">
      <style:text-properties style:font-name="essiah" officeooo:rsid="02b65a81"/>
    </style:style>
    <style:style style:name="T157" style:family="text">
      <style:text-properties style:font-name="essiah" officeooo:rsid="013ada7f"/>
    </style:style>
    <style:style style:name="T158" style:family="text">
      <style:text-properties style:font-name="essiah" officeooo:rsid="02b7a9fc"/>
    </style:style>
    <style:style style:name="T159" style:family="text">
      <style:text-properties style:font-name="essiah" officeooo:rsid="02a1a2a1"/>
    </style:style>
    <style:style style:name="T160" style:family="text">
      <style:text-properties style:font-name="essiah" officeooo:rsid="02848b98"/>
    </style:style>
    <style:style style:name="T161" style:family="text">
      <style:text-properties style:font-name="essiah" style:text-underline-style="none"/>
    </style:style>
    <style:style style:name="T162" style:family="text">
      <style:text-properties style:font-name="essiah" style:text-underline-style="none" officeooo:rsid="00914f75"/>
    </style:style>
    <style:style style:name="T163" style:family="text">
      <style:text-properties style:font-name="essiah" style:text-underline-style="none" officeooo:rsid="008db3de"/>
    </style:style>
    <style:style style:name="T164" style:family="text">
      <style:text-properties style:font-name="essiah" style:text-underline-style="none" officeooo:rsid="02b8fb94"/>
    </style:style>
    <style:style style:name="T165" style:family="text">
      <style:text-properties style:font-name="essiah" style:text-underline-style="none" officeooo:rsid="004c3bf4"/>
    </style:style>
    <style:style style:name="T166" style:family="text">
      <style:text-properties style:font-name="essiah" style:text-underline-style="none" officeooo:rsid="034fb306"/>
    </style:style>
    <style:style style:name="T167" style:family="text">
      <style:text-properties style:font-name="essiah" style:text-underline-style="none" officeooo:rsid="034effa7"/>
    </style:style>
    <style:style style:name="T168" style:family="text">
      <style:text-properties style:font-name="essiah" style:text-underline-style="none" officeooo:rsid="01fc524f"/>
    </style:style>
    <style:style style:name="T169" style:family="text">
      <style:text-properties style:font-name="essiah" style:text-underline-style="none" officeooo:rsid="0457e428"/>
    </style:style>
    <style:style style:name="T170" style:family="text">
      <style:text-properties style:font-name="essiah" style:text-underline-style="none" officeooo:rsid="043f9693"/>
    </style:style>
    <style:style style:name="T171" style:family="text">
      <style:text-properties style:font-name="essiah" style:text-underline-style="none" officeooo:rsid="0443f84c"/>
    </style:style>
    <style:style style:name="T172" style:family="text">
      <style:text-properties style:font-name="essiah" style:text-underline-style="none" officeooo:rsid="045b77c3"/>
    </style:style>
    <style:style style:name="T173" style:family="text">
      <style:text-properties style:font-name="essiah" style:text-underline-style="none" officeooo:rsid="045d18cf"/>
    </style:style>
    <style:style style:name="T174" style:family="text">
      <style:text-properties style:font-name="essiah" style:text-underline-style="none" officeooo:rsid="044a53b4"/>
    </style:style>
    <style:style style:name="T175" style:family="text">
      <style:text-properties style:font-name="essiah" style:text-underline-style="none" officeooo:rsid="044b5a1c"/>
    </style:style>
    <style:style style:name="T176" style:family="text">
      <style:text-properties style:font-name="essiah" style:text-underline-style="none" officeooo:rsid="044a4ea1"/>
    </style:style>
    <style:style style:name="T177" style:family="text">
      <style:text-properties style:font-name="essiah" style:text-underline-style="none" officeooo:rsid="04493ead"/>
    </style:style>
    <style:style style:name="T178" style:family="text">
      <style:text-properties style:font-name="essiah" style:text-underline-style="none" officeooo:rsid="04828fbb"/>
    </style:style>
    <style:style style:name="T179" style:family="text">
      <style:text-properties style:font-name="essiah" style:text-underline-style="none" officeooo:rsid="048c685d"/>
    </style:style>
    <style:style style:name="T180" style:family="text">
      <style:text-properties style:font-name="essiah" style:text-underline-style="none" officeooo:rsid="0443fb73"/>
    </style:style>
    <style:style style:name="T181" style:family="text">
      <style:text-properties style:font-name="essiah" officeooo:rsid="039d3f76"/>
    </style:style>
    <style:style style:name="T182" style:family="text">
      <style:text-properties style:font-name="essiah" officeooo:rsid="01876427"/>
    </style:style>
    <style:style style:name="T183" style:family="text">
      <style:text-properties style:font-name="essiah" officeooo:rsid="03688361"/>
    </style:style>
    <style:style style:name="T184" style:family="text">
      <style:text-properties style:font-name="essiah" officeooo:rsid="0228f73b"/>
    </style:style>
    <style:style style:name="T185" style:family="text">
      <style:text-properties style:font-name="essiah" officeooo:rsid="01916cb1"/>
    </style:style>
    <style:style style:name="T186" style:family="text">
      <style:text-properties style:font-name="essiah" officeooo:rsid="012e99f1"/>
    </style:style>
    <style:style style:name="T187" style:family="text">
      <style:text-properties style:font-name="essiah" officeooo:rsid="0273dd29"/>
    </style:style>
    <style:style style:name="T188" style:family="text">
      <style:text-properties style:font-name="essiah" officeooo:rsid="01699dff"/>
    </style:style>
    <style:style style:name="T189" style:family="text">
      <style:text-properties style:font-name="essiah" officeooo:rsid="029a026f"/>
    </style:style>
    <style:style style:name="T190" style:family="text">
      <style:text-properties style:font-name="essiah" officeooo:rsid="0101024d"/>
    </style:style>
    <style:style style:name="T191" style:family="text">
      <style:text-properties style:font-name="essiah" officeooo:rsid="02982f09"/>
    </style:style>
    <style:style style:name="T192" style:family="text">
      <style:text-properties style:font-name="essiah" officeooo:rsid="041562eb"/>
    </style:style>
    <style:style style:name="T193" style:family="text">
      <style:text-properties style:font-name="essiah" officeooo:rsid="0199130e"/>
    </style:style>
    <style:style style:name="T194" style:family="text">
      <style:text-properties style:font-name="essiah" officeooo:rsid="041637c6"/>
    </style:style>
    <style:style style:name="T195" style:family="text">
      <style:text-properties style:font-name="essiah" officeooo:rsid="01947c2f"/>
    </style:style>
    <style:style style:name="T196" style:family="text">
      <style:text-properties style:font-name="essiah" officeooo:rsid="0080d648"/>
    </style:style>
    <style:style style:name="T197" style:family="text">
      <style:text-properties style:font-name="essiah" officeooo:rsid="0100bf72"/>
    </style:style>
    <style:style style:name="T198" style:family="text">
      <style:text-properties style:font-name="essiah" officeooo:rsid="02d39f21"/>
    </style:style>
    <style:style style:name="T199" style:family="text">
      <style:text-properties style:font-name="essiah" officeooo:rsid="025d1d3e"/>
    </style:style>
    <style:style style:name="T200" style:family="text">
      <style:text-properties style:font-name="essiah" officeooo:rsid="002f4463"/>
    </style:style>
    <style:style style:name="T201" style:family="text">
      <style:text-properties style:font-name="essiah" officeooo:rsid="01409699"/>
    </style:style>
    <style:style style:name="T202" style:family="text">
      <style:text-properties style:font-name="essiah" officeooo:rsid="020c78ba"/>
    </style:style>
    <style:style style:name="T203" style:family="text">
      <style:text-properties style:font-name="essiah" officeooo:rsid="01633155"/>
    </style:style>
    <style:style style:name="T204" style:family="text">
      <style:text-properties officeooo:rsid="037b2810"/>
    </style:style>
    <style:style style:name="T205" style:family="text">
      <style:text-properties officeooo:rsid="02e237cc"/>
    </style:style>
    <style:style style:name="T206" style:family="text">
      <style:text-properties officeooo:rsid="018d9adc"/>
    </style:style>
    <style:style style:name="T207" style:family="text">
      <style:text-properties officeooo:rsid="03f45651"/>
    </style:style>
    <style:style style:name="T208" style:family="text">
      <style:text-properties officeooo:rsid="0297b8bf"/>
    </style:style>
    <style:style style:name="T209" style:family="text">
      <style:text-properties officeooo:rsid="02f46856"/>
    </style:style>
    <style:style style:name="T210" style:family="text">
      <style:text-properties officeooo:rsid="0306a013"/>
    </style:style>
    <style:style style:name="T211" style:family="text">
      <style:text-properties officeooo:rsid="002f4463"/>
    </style:style>
    <style:style style:name="T212" style:family="text">
      <style:text-properties officeooo:rsid="01422811"/>
    </style:style>
    <style:style style:name="T213" style:family="text">
      <style:text-properties style:font-name="DejaVu Sans" style:text-underline-style="none"/>
    </style:style>
    <style:style style:name="T214" style:family="text">
      <style:text-properties style:font-name="DejaVu Sans" style:text-underline-style="none" officeooo:rsid="046046f0"/>
    </style:style>
    <style:style style:name="T215" style:family="text">
      <style:text-properties style:font-name="DejaVu Sans" style:text-underline-style="none" officeooo:rsid="048c685d"/>
    </style:style>
    <style:style style:name="T216" style:family="text">
      <style:text-properties style:font-name="DejaVu Sans" style:text-underline-style="none" officeooo:rsid="0457e428"/>
    </style:style>
    <style:style style:name="T217" style:family="text">
      <style:text-properties officeooo:rsid="046cd926"/>
    </style:style>
    <style:style style:name="T218" style:family="text">
      <style:text-properties officeooo:rsid="047a1f1d"/>
    </style:style>
    <style:style style:name="T219" style:family="text">
      <style:text-properties officeooo:rsid="047ba75c"/>
    </style:style>
    <style:style style:name="T220" style:family="text">
      <style:text-properties officeooo:rsid="047d09a1"/>
    </style:style>
    <style:style style:name="T221" style:family="text">
      <style:text-properties officeooo:rsid="048666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e<text:span text:style-name="T114">ssEo</text:span></text:p>
      <text:p text:style-name="P17"/>
      <text:p text:style-name="P149">oiaeusncpmrzlvjbdthfZwyNg</text:p>
      <text:p text:style-name="P18"/>
      <text:p text:style-name="P102"><text:span text:style-name="T25">The default </text:span><text:span text:style-name="T26">order </text:span><text:span text:style-name="T25">is </text:span><text:span text:style-name="T31">S</text:span><text:span text:style-name="T5">ubject-</text:span><text:span text:style-name="T31">V</text:span><text:span text:style-name="T5">erb</text:span><text:span text:style-name="T54">-</text:span><text:span text:style-name="T31">O</text:span><text:span text:style-name="T5">bject</text:span><text:span text:style-name="T25">, but any arrangement is allowed.</text:span><text:span text:style-name="T61"> </text:span></text:p>
      <text:p text:style-name="P37"/>
      <text:p text:style-name="P37">The subject and object are optional. When no subject is given, 1st person singular is assumed.</text:p>
      <text:p text:style-name="P19"/>
      <text:p text:style-name="P87"><text:span text:style-name="T29">Modifiers </text:span><text:span text:style-name="T5">follow the</text:span><text:span text:style-name="T29">ir target</text:span><text:span text:style-name="T30"> (i.e. "ball red</text:span><text:span text:style-name="T47"> the</text:span><text:span text:style-name="T30">"</text:span><text:span text:style-name="T60">, </text:span><text:span text:style-name="T59">"quickly very"</text:span><text:span text:style-name="T30">).</text:span></text:p>
      <text:p text:style-name="P88"/>
      <text:p text:style-name="P46">Pronunciations<text:span text:style-name="T111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150">o</text:p>
          </table:table-cell>
          <table:table-cell table:style-name="Table3.A1" office:value-type="string">
            <text:p text:style-name="P20">h<text:span text:style-name="T90">o</text:span>t</text:p>
          </table:table-cell>
          <table:table-cell table:style-name="Table3.A1" office:value-type="string">
            <text:p text:style-name="P150">i</text:p>
          </table:table-cell>
          <table:table-cell table:style-name="Table3.A1" office:value-type="string">
            <text:p text:style-name="P22">p<text:span text:style-name="T90">i</text:span><text:span text:style-name="T92">t</text:span></text:p>
          </table:table-cell>
          <table:table-cell table:style-name="Table3.A1" office:value-type="string">
            <text:p text:style-name="P150">a</text:p>
          </table:table-cell>
          <table:table-cell table:style-name="Table3.A1" office:value-type="string">
            <text:p text:style-name="P20">s<text:span text:style-name="T90">a</text:span>t</text:p>
          </table:table-cell>
          <table:table-cell table:style-name="Table3.A1" office:value-type="string">
            <text:p text:style-name="P150">e</text:p>
          </table:table-cell>
          <table:table-cell table:style-name="Table3.A1" office:value-type="string">
            <text:p text:style-name="P20">b<text:span text:style-name="T90">e</text:span>t</text:p>
          </table:table-cell>
          <table:table-cell table:style-name="Table3.A1" office:value-type="string">
            <text:p text:style-name="P150">u</text:p>
          </table:table-cell>
          <table:table-cell table:style-name="Table3.A1" office:value-type="string">
            <text:p text:style-name="P23">b<text:span text:style-name="T90">u</text:span><text:span text:style-name="T92">t</text:span></text:p>
          </table:table-cell>
        </table:table-row>
        <table:table-row>
          <table:table-cell table:style-name="Table3.A1" office:value-type="string">
            <text:p text:style-name="P150">s</text:p>
          </table:table-cell>
          <table:table-cell table:style-name="Table3.A1" office:value-type="string">
            <text:p text:style-name="P20"><text:span text:style-name="T90">s</text:span>ap</text:p>
          </table:table-cell>
          <table:table-cell table:style-name="Table3.A1" office:value-type="string">
            <text:p text:style-name="P150">n</text:p>
          </table:table-cell>
          <table:table-cell table:style-name="Table3.A1" office:value-type="string">
            <text:p text:style-name="P20"><text:span text:style-name="T90">n</text:span><text:span text:style-name="T99">ap</text:span></text:p>
          </table:table-cell>
          <table:table-cell table:style-name="Table3.A1" office:value-type="string">
            <text:p text:style-name="P150">c</text:p>
          </table:table-cell>
          <table:table-cell table:style-name="Table3.A1" office:value-type="string">
            <text:p text:style-name="P20"><text:span text:style-name="T90">c</text:span>a<text:span text:style-name="T102">p</text:span></text:p>
          </table:table-cell>
          <table:table-cell table:style-name="Table3.A1" office:value-type="string">
            <text:p text:style-name="P150">p</text:p>
          </table:table-cell>
          <table:table-cell table:style-name="Table3.A1" office:value-type="string">
            <text:p text:style-name="P20"><text:span text:style-name="T90">p</text:span>art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150">m</text:p>
          </table:table-cell>
          <table:table-cell table:style-name="Table3.A1" office:value-type="string">
            <text:p text:style-name="P20"><text:span text:style-name="T90">m</text:span><text:span text:style-name="T96">at</text:span></text:p>
          </table:table-cell>
          <table:table-cell table:style-name="Table3.A1" office:value-type="string">
            <text:p text:style-name="P152">r</text:p>
          </table:table-cell>
          <table:table-cell table:style-name="Table3.A1" office:value-type="string">
            <text:p text:style-name="P77">r<text:span text:style-name="T92">ope</text:span></text:p>
          </table:table-cell>
          <table:table-cell table:style-name="Table3.A1" office:value-type="string">
            <text:p text:style-name="P151">z</text:p>
          </table:table-cell>
          <table:table-cell table:style-name="Table3.A1" office:value-type="string">
            <text:p text:style-name="P21"><text:span text:style-name="T90">z</text:span>ap</text:p>
          </table:table-cell>
          <table:table-cell table:style-name="Table3.A1" office:value-type="string">
            <text:p text:style-name="P150">l</text:p>
          </table:table-cell>
          <table:table-cell table:style-name="Table3.A1" office:value-type="string">
            <text:p text:style-name="P20"><text:span text:style-name="T90">l</text:span>et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81"/>
          </table:table-cell>
        </table:table-row>
        <table:table-row>
          <table:table-cell table:style-name="Table3.A1" office:value-type="string">
            <text:p text:style-name="P150">v</text:p>
          </table:table-cell>
          <table:table-cell table:style-name="Table3.A1" office:value-type="string">
            <text:p text:style-name="P20"><text:span text:style-name="T90">v</text:span>at</text:p>
          </table:table-cell>
          <table:table-cell table:style-name="Table3.A1" office:value-type="string">
            <text:p text:style-name="P150">j</text:p>
          </table:table-cell>
          <table:table-cell table:style-name="Table3.A1" office:value-type="string">
            <text:p text:style-name="P20"><text:span text:style-name="T90">j</text:span>ump</text:p>
          </table:table-cell>
          <table:table-cell table:style-name="Table3.A1" office:value-type="string">
            <text:p text:style-name="P150">b</text:p>
          </table:table-cell>
          <table:table-cell table:style-name="Table3.A1" office:value-type="string">
            <text:p text:style-name="P20"><text:span text:style-name="T90">b</text:span>a<text:span text:style-name="T101">ll</text:span></text:p>
          </table:table-cell>
          <table:table-cell table:style-name="Table3.A1" office:value-type="string">
            <text:p text:style-name="P150">d</text:p>
          </table:table-cell>
          <table:table-cell table:style-name="Table3.A1" office:value-type="string">
            <text:p text:style-name="P20"><text:span text:style-name="T90">d</text:span><text:span text:style-name="T93">ock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82"/>
          </table:table-cell>
        </table:table-row>
        <table:table-row>
          <table:table-cell table:style-name="Table3.A1" office:value-type="string">
            <text:p text:style-name="P150">t</text:p>
          </table:table-cell>
          <table:table-cell table:style-name="Table3.A1" office:value-type="string">
            <text:p text:style-name="P20"><text:span text:style-name="T90">t</text:span>op</text:p>
          </table:table-cell>
          <table:table-cell table:style-name="Table3.A1" office:value-type="string">
            <text:p text:style-name="P150">h</text:p>
          </table:table-cell>
          <table:table-cell table:style-name="Table3.A1" office:value-type="string">
            <text:p text:style-name="P20"><text:span text:style-name="T90">h</text:span>elp</text:p>
          </table:table-cell>
          <table:table-cell table:style-name="Table3.A1" office:value-type="string">
            <text:p text:style-name="P150">f</text:p>
          </table:table-cell>
          <table:table-cell table:style-name="Table3.A1" office:value-type="string">
            <text:p text:style-name="P20"><text:span text:style-name="T90">f</text:span>ar</text:p>
          </table:table-cell>
          <table:table-cell table:style-name="Table3.A1" office:value-type="string">
            <text:p text:style-name="P169">Z</text:p>
          </table:table-cell>
          <table:table-cell table:style-name="Table3.A1" office:value-type="string">
            <text:p text:style-name="P24"><text:span text:style-name="T97">vi</text:span><text:span text:style-name="T90">s</text:span><text:span text:style-name="T97">ion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3"/>
          </table:table-cell>
        </table:table-row>
        <table:table-row>
          <table:table-cell table:style-name="Table3.A1" office:value-type="string">
            <text:p text:style-name="P150">w</text:p>
          </table:table-cell>
          <table:table-cell table:style-name="Table3.A1" office:value-type="string">
            <text:p text:style-name="P20"><text:span text:style-name="T90">w</text:span>alk</text:p>
          </table:table-cell>
          <table:table-cell table:style-name="Table3.A1" office:value-type="string">
            <text:p text:style-name="P150">y</text:p>
          </table:table-cell>
          <table:table-cell table:style-name="Table3.A1" office:value-type="string">
            <text:p text:style-name="P20"><text:span text:style-name="T90">y</text:span>ell</text:p>
          </table:table-cell>
          <table:table-cell table:style-name="Table3.A1" office:value-type="string">
            <text:p text:style-name="P150">N</text:p>
          </table:table-cell>
          <table:table-cell table:style-name="Table3.A1" office:value-type="string">
            <text:p text:style-name="P20">si<text:span text:style-name="T90">ng</text:span></text:p>
          </table:table-cell>
          <table:table-cell table:style-name="Table3.A1" office:value-type="string">
            <text:p text:style-name="P150">g</text:p>
          </table:table-cell>
          <table:table-cell table:style-name="Table3.A1" office:value-type="string">
            <text:p text:style-name="P20"><text:span text:style-name="T90">g</text:span>ood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</table:table>
      <text:p text:style-name="P107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53">ch</text:p>
          </table:table-cell>
          <table:table-cell table:style-name="Table4.A1" office:value-type="string">
            <text:p text:style-name="P78">ch<text:span text:style-name="T92">air</text:span></text:p>
          </table:table-cell>
          <table:table-cell table:style-name="Table4.A1" office:value-type="string">
            <text:p text:style-name="P153">sh</text:p>
          </table:table-cell>
          <table:table-cell table:style-name="Table4.A1" office:value-type="string">
            <text:p text:style-name="P78">sh<text:span text:style-name="T92">op</text:span></text:p>
          </table:table-cell>
          <table:table-cell table:style-name="Table4.A1" office:value-type="string">
            <text:p text:style-name="P154">th</text:p>
          </table:table-cell>
          <table:table-cell table:style-name="Table4.A1" office:value-type="string">
            <text:p text:style-name="P79">th<text:span text:style-name="T92">at</text:span>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H"/>
        <table:table-column table:style-name="Table6.I"/>
        <table:table-column table:style-name="Table6.J"/>
        <table:table-row>
          <table:table-cell table:style-name="Table6.A1" office:value-type="string">
            <text:p text:style-name="P155"><text:span text:style-name="T100">o</text:span>o</text:p>
          </table:table-cell>
          <table:table-cell table:style-name="Table6.A1" office:value-type="string">
            <text:p text:style-name="P42"><text:span text:style-name="T92">v</text:span><text:span text:style-name="T90">o</text:span><text:span text:style-name="T92">te</text:span></text:p>
          </table:table-cell>
          <table:table-cell table:style-name="Table6.A1" office:value-type="string">
            <text:p text:style-name="P155">I</text:p>
          </table:table-cell>
          <table:table-cell table:style-name="Table6.A1" office:value-type="string">
            <text:p text:style-name="P22"><text:span text:style-name="T92">p</text:span><text:span text:style-name="T90">i</text:span><text:span text:style-name="T92">e</text:span></text:p>
          </table:table-cell>
          <table:table-cell table:style-name="Table6.A1" office:value-type="string">
            <text:p text:style-name="P155">A</text:p>
          </table:table-cell>
          <table:table-cell table:style-name="Table6.A1" office:value-type="string">
            <text:p text:style-name="P43">sk<text:span text:style-name="T90">a</text:span><text:span text:style-name="T92">te</text:span></text:p>
          </table:table-cell>
          <table:table-cell table:style-name="Table6.A1" office:value-type="string">
            <text:p text:style-name="P155">E</text:p>
          </table:table-cell>
          <table:table-cell table:style-name="Table6.A1" office:value-type="string">
            <text:p text:style-name="P43"><text:span text:style-name="T95">s</text:span><text:span text:style-name="T90">ee</text:span><text:span text:style-name="T92">k</text:span></text:p>
          </table:table-cell>
          <table:table-cell table:style-name="Table6.A1" office:value-type="string">
            <text:p text:style-name="P158">uu</text:p>
          </table:table-cell>
          <table:table-cell table:style-name="Table6.A1" office:value-type="string">
            <text:p text:style-name="P41"><text:span text:style-name="T98">l</text:span><text:span text:style-name="T91">u</text:span><text:span text:style-name="T92">t</text:span><text:span text:style-name="T98">e</text:span></text:p>
          </table:table-cell>
        </table:table-row>
        <table:table-row>
          <table:table-cell table:style-name="Table6.A1" office:value-type="string">
            <text:p text:style-name="P156">au</text:p>
          </table:table-cell>
          <table:table-cell table:style-name="Table6.A1" office:value-type="string">
            <text:p text:style-name="P40">s<text:span text:style-name="T90">aw</text:span></text:p>
          </table:table-cell>
          <table:table-cell table:style-name="Table6.A1" office:value-type="string">
            <text:p text:style-name="P157">ou</text:p>
          </table:table-cell>
          <table:table-cell table:style-name="Table6.A1" office:value-type="string">
            <text:p text:style-name="P80">ou<text:span text:style-name="T92">r</text:span>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41"/>
          </table:table-cell>
        </table:table-row>
      </table:table>
      <text:p text:style-name="P4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157">io</text:p>
          </table:table-cell>
          <table:table-cell table:style-name="Table8.A1" office:value-type="string">
            <text:p text:style-name="P146"><text:span text:style-name="T96">"</text:span><text:span text:style-name="T92">eye-oh"</text:span></text:p>
          </table:table-cell>
          <table:table-cell table:style-name="Table8.A1" office:value-type="string">
            <text:p text:style-name="P157">ao</text:p>
          </table:table-cell>
          <table:table-cell table:style-name="Table8.A1" office:value-type="string">
            <text:p text:style-name="P135">"ay-oh"</text:p>
          </table:table-cell>
          <table:table-cell table:style-name="Table8.A1" office:value-type="string">
            <text:p text:style-name="P157">eo</text:p>
          </table:table-cell>
          <table:table-cell table:style-name="Table8.A1" office:value-type="string">
            <text:p text:style-name="P146">"ee-oh"</text:p>
          </table:table-cell>
          <table:table-cell table:style-name="Table8.A1" office:value-type="string">
            <text:p text:style-name="P157">uo</text:p>
          </table:table-cell>
          <table:table-cell table:style-name="Table8.A1" office:value-type="string">
            <text:p text:style-name="P146"><text:span text:style-name="T90">"</text:span><text:span text:style-name="T92">oo-oh"</text:span></text:p>
          </table:table-cell>
        </table:table-row>
        <table:table-row>
          <table:table-cell table:style-name="Table8.A1" office:value-type="string">
            <text:p text:style-name="P157">oi</text:p>
          </table:table-cell>
          <table:table-cell table:style-name="Table8.A1" office:value-type="string">
            <text:p text:style-name="P39">"oh-eye"</text:p>
          </table:table-cell>
          <table:table-cell table:style-name="Table8.A1" office:value-type="string">
            <text:p text:style-name="P157">oa</text:p>
          </table:table-cell>
          <table:table-cell table:style-name="Table8.A1" office:value-type="string">
            <text:p text:style-name="P39"><text:span text:style-name="T99">"</text:span><text:span text:style-name="T92">oh-ay"</text:span></text:p>
          </table:table-cell>
          <table:table-cell table:style-name="Table8.A1" office:value-type="string">
            <text:p text:style-name="P157">oe</text:p>
          </table:table-cell>
          <table:table-cell table:style-name="Table8.A1" office:value-type="string">
            <text:p text:style-name="P39">"oh-ee"</text:p>
          </table:table-cell>
          <table:table-cell table:style-name="Table8.A1" office:value-type="string">
            <text:p text:style-name="P157"/>
          </table:table-cell>
          <table:table-cell table:style-name="Table8.A1" office:value-type="string">
            <text:p text:style-name="P134"/>
          </table:table-cell>
        </table:table-row>
      </table:table>
      <text:p text:style-name="P147"/>
      <text:p text:style-name="P106"><text:span text:style-name="T152">x</text:span><text:span text:style-name="T5"> </text:span><text:span text:style-name="T13">- A</text:span><text:span text:style-name="T5"> combination of </text:span>c<text:span text:style-name="T5"> and </text:span>s<text:span text:style-name="T5">, which forms the English 'x'</text:span><text:span text:style-name="T10"> sound</text:span><text:span text:style-name="T5">, as in "</text:span><text:span text:style-name="T11">w</text:span><text:span text:style-name="T10">ax</text:span><text:span text:style-name="T5">".</text:span></text:p>
      <text:p text:style-name="P89"/>
      <text:p text:style-name="P47">Letter <text:span text:style-name="T113">N</text:span>ames<text:span text:style-name="T112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D"/>
        <table:table-column table:style-name="Table5.I"/>
        <table:table-column table:style-name="Table5.J"/>
        <table:table-row>
          <table:table-cell table:style-name="Table5.A1" office:value-type="string">
            <text:p text:style-name="P159">o</text:p>
          </table:table-cell>
          <table:table-cell table:style-name="Table5.A1" office:value-type="string">
            <text:p text:style-name="P159">oo</text:p>
          </table:table-cell>
          <table:table-cell table:style-name="Table5.A1" office:value-type="string">
            <text:p text:style-name="P159">i</text:p>
          </table:table-cell>
          <table:table-cell table:style-name="Table5.A1" office:value-type="string">
            <text:p text:style-name="P159">I</text:p>
          </table:table-cell>
          <table:table-cell table:style-name="Table5.A1" office:value-type="string">
            <text:p text:style-name="P159">a</text:p>
          </table:table-cell>
          <table:table-cell table:style-name="Table5.A1" office:value-type="string">
            <text:p text:style-name="P159">A</text:p>
          </table:table-cell>
          <table:table-cell table:style-name="Table5.A1" office:value-type="string">
            <text:p text:style-name="P159">e</text:p>
          </table:table-cell>
          <table:table-cell table:style-name="Table5.A1" office:value-type="string">
            <text:p text:style-name="P159">E</text:p>
          </table:table-cell>
          <table:table-cell table:style-name="Table5.A1" office:value-type="string">
            <text:p text:style-name="P159">u</text:p>
          </table:table-cell>
          <table:table-cell table:style-name="Table5.A1" office:value-type="string">
            <text:p text:style-name="P159">uu</text:p>
          </table:table-cell>
        </table:table-row>
        <table:table-row>
          <table:table-cell table:style-name="Table5.A1" office:value-type="string">
            <text:p text:style-name="P159">s</text:p>
          </table:table-cell>
          <table:table-cell table:style-name="Table5.A1" office:value-type="string">
            <text:p text:style-name="P170">so</text:p>
          </table:table-cell>
          <table:table-cell table:style-name="Table5.A1" office:value-type="string">
            <text:p text:style-name="P159">n</text:p>
          </table:table-cell>
          <table:table-cell table:style-name="Table5.A1" office:value-type="string">
            <text:p text:style-name="P170">no</text:p>
          </table:table-cell>
          <table:table-cell table:style-name="Table5.A1" office:value-type="string">
            <text:p text:style-name="P159">c</text:p>
          </table:table-cell>
          <table:table-cell table:style-name="Table5.A1" office:value-type="string">
            <text:p text:style-name="P170">co</text:p>
          </table:table-cell>
          <table:table-cell table:style-name="Table5.A1" office:value-type="string">
            <text:p text:style-name="P159">p</text:p>
          </table:table-cell>
          <table:table-cell table:style-name="Table5.A1" office:value-type="string">
            <text:p text:style-name="P170">po</text:p>
          </table:table-cell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70"/>
          </table:table-cell>
        </table:table-row>
        <table:table-row>
          <table:table-cell table:style-name="Table5.A1" office:value-type="string">
            <text:p text:style-name="P159">m</text:p>
          </table:table-cell>
          <table:table-cell table:style-name="Table5.A1" office:value-type="string">
            <text:p text:style-name="P159">mo</text:p>
          </table:table-cell>
          <table:table-cell table:style-name="Table5.A1" office:value-type="string">
            <text:p text:style-name="P159">r</text:p>
          </table:table-cell>
          <table:table-cell table:style-name="Table5.A1" office:value-type="string">
            <text:p text:style-name="P159">ro</text:p>
          </table:table-cell>
          <table:table-cell table:style-name="Table5.A1" office:value-type="string">
            <text:p text:style-name="P159">z</text:p>
          </table:table-cell>
          <table:table-cell table:style-name="Table5.A1" office:value-type="string">
            <text:p text:style-name="P159">zo</text:p>
          </table:table-cell>
          <table:table-cell table:style-name="Table5.A1" office:value-type="string">
            <text:p text:style-name="P159">l</text:p>
          </table:table-cell>
          <table:table-cell table:style-name="Table5.A1" office:value-type="string">
            <text:p text:style-name="P159">lo</text:p>
          </table:table-cell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59"/>
          </table:table-cell>
        </table:table-row>
        <text:soft-page-break/>
        <table:table-row>
          <table:table-cell table:style-name="Table5.A1" office:value-type="string">
            <text:p text:style-name="P159">v</text:p>
          </table:table-cell>
          <table:table-cell table:style-name="Table5.A1" office:value-type="string">
            <text:p text:style-name="P159">vo</text:p>
          </table:table-cell>
          <table:table-cell table:style-name="Table5.A1" office:value-type="string">
            <text:p text:style-name="P159">j</text:p>
          </table:table-cell>
          <table:table-cell table:style-name="Table5.A1" office:value-type="string">
            <text:p text:style-name="P170">jo</text:p>
          </table:table-cell>
          <table:table-cell table:style-name="Table5.A1" office:value-type="string">
            <text:p text:style-name="P159">b</text:p>
          </table:table-cell>
          <table:table-cell table:style-name="Table5.A1" office:value-type="string">
            <text:p text:style-name="P159">bo</text:p>
          </table:table-cell>
          <table:table-cell table:style-name="Table5.A1" office:value-type="string">
            <text:p text:style-name="P159">d</text:p>
          </table:table-cell>
          <table:table-cell table:style-name="Table5.A1" office:value-type="string">
            <text:p text:style-name="P159"><text:span text:style-name="T123">d</text:span>o</text:p>
          </table:table-cell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59"/>
          </table:table-cell>
        </table:table-row>
        <table:table-row>
          <table:table-cell table:style-name="Table5.A1" office:value-type="string">
            <text:p text:style-name="P159">t</text:p>
          </table:table-cell>
          <table:table-cell table:style-name="Table5.A1" office:value-type="string">
            <text:p text:style-name="P159">to</text:p>
          </table:table-cell>
          <table:table-cell table:style-name="Table5.A1" office:value-type="string">
            <text:p text:style-name="P159">h</text:p>
          </table:table-cell>
          <table:table-cell table:style-name="Table5.A1" office:value-type="string">
            <text:p text:style-name="P159">ho</text:p>
          </table:table-cell>
          <table:table-cell table:style-name="Table5.A1" office:value-type="string">
            <text:p text:style-name="P159">f</text:p>
          </table:table-cell>
          <table:table-cell table:style-name="Table5.A1" office:value-type="string">
            <text:p text:style-name="P170">fo</text:p>
          </table:table-cell>
          <table:table-cell table:style-name="Table5.A1" office:value-type="string">
            <text:p text:style-name="P159">Z</text:p>
          </table:table-cell>
          <table:table-cell table:style-name="Table5.A1" office:value-type="string">
            <text:p text:style-name="P159"><text:span text:style-name="T93">Z</text:span><text:span text:style-name="T92">o</text:span></text:p>
          </table:table-cell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70"/>
          </table:table-cell>
        </table:table-row>
        <table:table-row>
          <table:table-cell table:style-name="Table5.A1" office:value-type="string">
            <text:p text:style-name="P159">w</text:p>
          </table:table-cell>
          <table:table-cell table:style-name="Table5.A1" office:value-type="string">
            <text:p text:style-name="P159"><text:span text:style-name="T94">w</text:span><text:span text:style-name="T92">o</text:span></text:p>
          </table:table-cell>
          <table:table-cell table:style-name="Table5.A1" office:value-type="string">
            <text:p text:style-name="P159">y</text:p>
          </table:table-cell>
          <table:table-cell table:style-name="Table5.A1" office:value-type="string">
            <text:p text:style-name="P159">yo</text:p>
          </table:table-cell>
          <table:table-cell table:style-name="Table5.A1" office:value-type="string">
            <text:p text:style-name="P159">N</text:p>
          </table:table-cell>
          <table:table-cell table:style-name="Table5.A1" office:value-type="string">
            <text:p text:style-name="P159">oN</text:p>
          </table:table-cell>
          <table:table-cell table:style-name="Table5.A1" office:value-type="string">
            <text:p text:style-name="P159">g</text:p>
          </table:table-cell>
          <table:table-cell table:style-name="Table5.A1" office:value-type="string">
            <text:p text:style-name="P159">go</text:p>
          </table:table-cell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59"/>
          </table:table-cell>
        </table:table-row>
      </table:table>
      <text:p text:style-name="P90"/>
      <text:p text:style-name="P48">Article<text:span text:style-name="T107">s:</text:span></text:p>
      <text:p text:style-name="P25">Indefinite <text:span text:style-name="T104">Singular</text:span>: <text:span text:style-name="T153">(</text:span><text:span text:style-name="T154">A</text:span><text:span text:style-name="T155">Z</text:span><text:span text:style-name="T156">u</text:span><text:span text:style-name="T153">)</text:span></text:p>
      <text:p text:style-name="P49"><text:span text:style-name="T107">Indefinite Plural: </text:span><text:span text:style-name="T157">t</text:span><text:span text:style-name="T158">o</text:span></text:p>
      <text:p text:style-name="P111"/>
      <text:p text:style-name="P26"><text:span text:style-name="T21">Definite</text:span><text:span text:style-name="T24"> Singular</text:span><text:span text:style-name="T21">: </text:span><text:span text:style-name="T151">tru</text:span></text:p>
      <text:p text:style-name="P27">Definite Plural:<text:span text:style-name="T1"> </text:span><text:span text:style-name="T151">tr</text:span><text:span text:style-name="T159">o</text:span><text:span text:style-name="T151">t</text:span><text:span text:style-name="T160">u</text:span></text:p>
      <text:p text:style-name="P3"/>
      <text:p text:style-name="P84">Nouns</text:p>
      <text:p text:style-name="P84"/>
      <text:p text:style-name="P50"><text:span text:style-name="T119">Subject</text:span> Pronoun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4">Number</text:p>
          </table:table-cell>
          <table:table-cell table:style-name="Table2.A1" office:value-type="string">
            <text:p text:style-name="P124">Person</text:p>
          </table:table-cell>
          <table:table-cell table:style-name="Table2.A1" office:value-type="string">
            <text:p text:style-name="P124">Subject</text:p>
          </table:table-cell>
          <table:table-cell table:style-name="Table2.D1" office:value-type="string">
            <text:p text:style-name="P124">English</text:p>
          </table:table-cell>
        </table:table-row>
        <table:table-row table:style-name="Table2.1">
          <table:table-cell table:style-name="Table2.A2" office:value-type="string">
            <text:p text:style-name="P124">Singular</text:p>
          </table:table-cell>
          <table:table-cell table:style-name="Table2.A2" office:value-type="string">
            <text:p text:style-name="P124">1st</text:p>
          </table:table-cell>
          <table:table-cell table:style-name="Table2.A2" office:value-type="string">
            <text:p text:style-name="P184"><text:span text:style-name="T89">(</text:span>A<text:span text:style-name="T89">Zu)</text:span></text:p>
          </table:table-cell>
          <table:table-cell table:style-name="Table2.D2" office:value-type="string">
            <text:p text:style-name="P125">I<text:span text:style-name="T108">, me</text:span></text:p>
          </table:table-cell>
        </table:table-row>
        <table:table-row table:style-name="Table2.1"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124">2nd</text:p>
          </table:table-cell>
          <table:table-cell table:style-name="Table2.A2" office:value-type="string">
            <text:p text:style-name="P184">son</text:p>
          </table:table-cell>
          <table:table-cell table:style-name="Table2.D2" office:value-type="string">
            <text:p text:style-name="P125">you</text:p>
          </table:table-cell>
        </table:table-row>
        <table:table-row table:style-name="Table2.1"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124">3rd</text:p>
          </table:table-cell>
          <table:table-cell table:style-name="Table2.A2" office:value-type="string">
            <text:p text:style-name="P184">son<text:span text:style-name="T125">u</text:span></text:p>
          </table:table-cell>
          <table:table-cell table:style-name="Table2.D2" office:value-type="string">
            <text:p text:style-name="P191">he, she, it</text:p>
          </table:table-cell>
        </table:table-row>
        <table:table-row table:style-name="Table2.1">
          <table:table-cell table:style-name="Table2.A2" office:value-type="string">
            <text:p text:style-name="P124">Plural</text:p>
          </table:table-cell>
          <table:table-cell table:style-name="Table2.A2" office:value-type="string">
            <text:p text:style-name="P124">1st</text:p>
          </table:table-cell>
          <table:table-cell table:style-name="Table2.A2" office:value-type="string">
            <text:p text:style-name="P185">s<text:span text:style-name="T143">an</text:span></text:p>
          </table:table-cell>
          <table:table-cell table:style-name="Table2.D2" office:value-type="string">
            <text:p text:style-name="P125">we<text:span text:style-name="T108">, us</text:span></text:p>
          </table:table-cell>
        </table:table-row>
        <table:table-row table:style-name="Table2.1"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124">2nd</text:p>
          </table:table-cell>
          <table:table-cell table:style-name="Table2.A2" office:value-type="string">
            <text:p text:style-name="P186">suu</text:p>
          </table:table-cell>
          <table:table-cell table:style-name="Table2.D2" office:value-type="string">
            <text:p text:style-name="P127">you <text:span text:style-name="T106">all</text:span></text:p>
          </table:table-cell>
        </table:table-row>
        <table:table-row table:style-name="Table2.1"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124">3rd</text:p>
          </table:table-cell>
          <table:table-cell table:style-name="Table2.A2" office:value-type="string">
            <text:p text:style-name="P187">suunu</text:p>
          </table:table-cell>
          <table:table-cell table:style-name="Table2.D2" office:value-type="string">
            <text:p text:style-name="P128">they<text:span text:style-name="T217">, those</text:span></text:p>
          </table:table-cell>
        </table:table-row>
      </table:table>
      <text:p text:style-name="P51"/>
      <text:p text:style-name="P171"><text:span text:style-name="T204">san</text:span> brAs<text:span text:style-name="T205"> </text:span>tEoo<text:span text:style-name="T206"> </text:span>po tru<text:span text:style-name="T205">.</text:span></text:p>
      <text:p text:style-name="P52">"We own the night."</text:p>
      <text:p text:style-name="P172">s<text:span text:style-name="T207">uunu</text:span> <text:span text:style-name="T208">o</text:span>cruus pasn<text:span text:style-name="T209">u </text:span>po tru.</text:p>
      <text:p text:style-name="P113"><text:span text:style-name="T5">"</text:span><text:span text:style-name="T55">They</text:span><text:span text:style-name="T5"> wrote the document."</text:span></text:p>
      <text:p text:style-name="P182"><text:span text:style-name="T64">cruuso pasn</text:span><text:span text:style-name="T85">u</text:span><text:span text:style-name="T86"> </text:span><text:span text:style-name="T87">po tru</text:span><text:span text:style-name="T64">.</text:span></text:p>
      <text:p text:style-name="P73">"I will write the document."</text:p>
      <text:p text:style-name="P53"/>
      <text:p text:style-name="P54"><text:span text:style-name="T134">Noun </text:span>Markers<text:span text:style-name="T128">:</text:span></text:p>
      <text:p text:style-name="P55"/>
      <text:p text:style-name="P28"><text:span text:style-name="T162">(</text:span><text:span text:style-name="T163">A</text:span><text:span text:style-name="T162">Z</text:span><text:span text:style-name="T164">u</text:span><text:span text:style-name="T162">)</text:span><text:span text:style-name="T65"> - subject</text:span></text:p>
      <text:p text:style-name="P55"/>
      <text:p text:style-name="P29"><text:span text:style-name="T165">po</text:span><text:span text:style-name="T4"> </text:span><text:span text:style-name="T68">- direct object</text:span></text:p>
      <text:p text:style-name="P56"/>
      <text:p text:style-name="P160"><text:span text:style-name="T127">brAs </text:span>t<text:span text:style-name="T105">E</text:span>oo<text:span text:style-name="T105"> </text:span>po<text:span text:style-name="T109"> tru.</text:span></text:p>
      <text:p text:style-name="P55">"I own the night."</text:p>
      <text:p text:style-name="P55"/>
      <text:p text:style-name="P101"><text:soft-page-break/><text:span text:style-name="T181">e</text:span><text:span text:style-name="T182">s</text:span><text:span text:style-name="T183">u</text:span><text:span text:style-name="T44"> - </text:span><text:span text:style-name="T46">possesive</text:span></text:p>
      <text:p text:style-name="P35"/>
      <text:p text:style-name="P161"><text:span text:style-name="T67">s</text:span><text:span text:style-name="T84">uunu</text:span><text:span text:style-name="T67"> </text:span><text:span text:style-name="T64">brAso tEoo po tru sE </text:span><text:span text:style-name="T78">e</text:span><text:span text:style-name="T64">s</text:span><text:span text:style-name="T77">u</text:span><text:span text:style-name="T64"> tr</text:span><text:span text:style-name="T70">o</text:span><text:span text:style-name="T64">tu.</text:span></text:p>
      <text:p text:style-name="P69">"They will own the <text:span text:style-name="T131">night of the people.</text:span>"</text:p>
      <text:p text:style-name="P139"/>
      <text:p text:style-name="P173"><text:span text:style-name="T141">sE </text:span>esu<text:span text:style-name="T144"> suunu </text:span>das<text:span text:style-name="T142">uu</text:span> son po.</text:p>
      <text:p text:style-name="P71">"Their people will force you."</text:p>
      <text:p text:style-name="P29"/>
      <text:p text:style-name="P91"><text:span text:style-name="T182">pr</text:span><text:span text:style-name="T184">u</text:span><text:span text:style-name="T182">s</text:span><text:span text:style-name="T44"> - to</text:span></text:p>
      <text:p text:style-name="P30"/>
      <text:p text:style-name="P162">s<text:span text:style-name="T145">o</text:span>n<text:span text:style-name="T135">u vooso sE prus trotu.</text:span></text:p>
      <text:p text:style-name="P31">"<text:span text:style-name="T138">You</text:span> <text:span text:style-name="T138">all </text:span>will speak to the people."</text:p>
      <text:p text:style-name="P31"/>
      <text:p text:style-name="P114"><text:span text:style-name="T185">o</text:span><text:span text:style-name="T186">s</text:span><text:span text:style-name="T109"> </text:span><text:span text:style-name="T12">- </text:span><text:span text:style-name="T44">for</text:span></text:p>
      <text:p text:style-name="P57"/>
      <text:p text:style-name="P174">s<text:span text:style-name="T146">an</text:span> <text:span text:style-name="T120">o</text:span>brAs tEoo po t<text:span text:style-name="T132">ru </text:span>sE os tr<text:span text:style-name="T126">o</text:span>tu.</text:p>
      <text:p text:style-name="P57">"<text:span text:style-name="T130">W</text:span>e owned the night<text:span text:style-name="T130"> for the people.</text:span>"</text:p>
      <text:p text:style-name="P57"/>
      <text:p text:style-name="P13"><text:span text:style-name="T151">et</text:span><text:span text:style-name="T5"> - or</text:span></text:p>
      <text:p text:style-name="P92"><text:span text:style-name="T187">?</text:span><text:span text:style-name="T5"> - question </text:span><text:span text:style-name="T45">(pronounced </text:span><text:span text:style-name="T188">cA</text:span><text:span text:style-name="T45">)</text:span></text:p>
      <text:p text:style-name="P67"/>
      <text:p text:style-name="P163"><text:span text:style-name="T69">?</text:span><text:span text:style-name="T66">son </text:span><text:span text:style-name="T73">brAso </text:span><text:span text:style-name="T66">sE po tr</text:span><text:span text:style-name="T71">o</text:span><text:span text:style-name="T66">tu</text:span><text:span text:style-name="T79">, </text:span><text:span text:style-name="T80">et </text:span><text:span text:style-name="T74">son brAso </text:span><text:span text:style-name="T80">sE tr</text:span><text:span text:style-name="T72">o</text:span><text:span text:style-name="T80">tu.</text:span></text:p>
      <text:p text:style-name="P36"><text:span text:style-name="T66">"</text:span><text:span text:style-name="T64">Will you own the people</text:span><text:span text:style-name="T81">, or will the people own you</text:span><text:span text:style-name="T64">?"</text:span></text:p>
      <text:p text:style-name="P14"/>
      <text:p text:style-name="P5"><text:span text:style-name="T161">anu</text:span><text:span text:style-name="T32"> - not</text:span></text:p>
      <text:p text:style-name="P142"/>
      <text:p text:style-name="P165"><text:span text:style-name="T82">son o</text:span><text:span text:style-name="T64">daso an</text:span><text:span text:style-name="T83">u</text:span><text:span text:style-name="T88"> po</text:span><text:span text:style-name="T64">.</text:span></text:p>
      <text:p text:style-name="P144">"<text:span text:style-name="T221">You (did)</text:span> not forc<text:span text:style-name="T140">e</text:span> <text:span text:style-name="T140">me</text:span>."</text:p>
      <text:p text:style-name="P164"><text:span text:style-name="T64">dasoo</text:span><text:span text:style-name="T75"> </text:span><text:span text:style-name="T64">anu son</text:span><text:span text:style-name="T76"> po</text:span><text:span text:style-name="T64">.</text:span></text:p>
      <text:p text:style-name="P145">"I will not force you."</text:p>
      <text:p text:style-name="P15"/>
      <text:p text:style-name="P4"><text:span text:style-name="T178">no</text:span><text:span text:style-name="T32"> - and</text:span></text:p>
      <text:p text:style-name="P141"/>
      <text:p text:style-name="P181"><text:span text:style-name="T218">suunu oroon do </text:span>aon n<text:span text:style-name="T220">o</text:span> gau<text:span text:style-name="T218">.</text:span></text:p>
      <text:p text:style-name="P183">"<text:span text:style-name="T218">They have done </text:span>good and evil<text:span text:style-name="T218">.</text:span>"</text:p>
      <text:p text:style-name="P143"><text:span text:style-name="T64"/></text:p>
      <text:p text:style-name="P175">s<text:span text:style-name="T147">an</text:span> voos <text:span text:style-name="T139">po tru </text:span>sE os trotu n<text:span text:style-name="T219">o</text:span> dox anu.</text:p>
      <text:p text:style-name="P140">"We speak for the people and not <text:span text:style-name="T148">a </text:span>state."</text:p>
      <text:p text:style-name="P16"/>
      <text:p text:style-name="P85">Verbs</text:p>
      <text:p text:style-name="P74"/>
      <text:p text:style-name="P75">Verbs do not start or end with long vowels.</text:p>
      <text:p text:style-name="P74"><text:soft-page-break/></text:p>
      <text:p text:style-name="P76">Past, Present, Future:</text:p>
      <text:p text:style-name="P93"><text:span text:style-name="T189">o</text:span><text:span text:style-name="T151">brAs</text:span><text:span text:style-name="T5"> - "</text:span><text:span text:style-name="T22">(I) </text:span><text:span text:style-name="T5">owned"</text:span></text:p>
      <text:p text:style-name="P94"><text:span text:style-name="T151">brAs</text:span><text:span text:style-name="T5"> - "</text:span><text:span text:style-name="T22">(I) </text:span><text:span text:style-name="T5">own"</text:span></text:p>
      <text:p text:style-name="P93"><text:span text:style-name="T151">brAs</text:span><text:span text:style-name="T190">o</text:span><text:span text:style-name="T5"> - "</text:span><text:span text:style-name="T22">(I) </text:span><text:span text:style-name="T5">will own"</text:span></text:p>
      <text:p text:style-name="P32"/>
      <text:p text:style-name="P103"><text:span text:style-name="T191">o</text:span><text:span text:style-name="T151">brAs tEoo</text:span><text:span text:style-name="T192"> </text:span><text:span text:style-name="T151">po</text:span><text:span text:style-name="T193"> tru</text:span><text:span text:style-name="T151">.</text:span><text:span text:style-name="T103"> </text:span><text:span text:style-name="T23">"I owned the night."</text:span></text:p>
      <text:p text:style-name="P104"><text:span text:style-name="T151">brAs tEoo</text:span><text:span text:style-name="T194"> </text:span><text:span text:style-name="T151">po</text:span><text:span text:style-name="T195"> tru</text:span><text:span text:style-name="T151">.</text:span><text:span text:style-name="T103"> </text:span><text:span text:style-name="T5">"I own the night."</text:span></text:p>
      <text:p text:style-name="P70"><text:span text:style-name="T196">brAs</text:span><text:span text:style-name="T197">o </text:span><text:span text:style-name="T196">tEoo</text:span><text:span text:style-name="T194"> </text:span><text:span text:style-name="T196">po tru.</text:span><text:span text:style-name="T3"> </text:span><text:span text:style-name="T110">"I will own the night."</text:span></text:p>
      <text:p text:style-name="P115"/>
      <text:p text:style-name="P116">Verbs that start or end with a short vowel have it doubled when the added <text:span text:style-name="T115">o</text:span><text:span text:style-name="T5"> overlaps.</text:span></text:p>
      <text:p text:style-name="P68"/>
      <text:p text:style-name="P9"><text:span text:style-name="T151">agres</text:span><text:span text:style-name="T5"> - to stand</text:span></text:p>
      <text:p text:style-name="P72"/>
      <text:p text:style-name="P176"><text:span text:style-name="T210">Agres son luu.</text:span></text:p>
      <text:p text:style-name="P117"><text:span text:style-name="T57">"I stood with </text:span><text:span text:style-name="T58">you</text:span><text:span text:style-name="T57">."</text:span></text:p>
      <text:p text:style-name="P58"/>
      <text:p text:style-name="P178">ahreso mol s<text:span text:style-name="T149">uu</text:span>nu<text:span text:style-name="T136"> </text:span>luu.</text:p>
      <text:p text:style-name="P59">"I <text:span text:style-name="T150">will be standing</text:span> with them."</text:p>
      <text:p text:style-name="P115"/>
      <text:p text:style-name="P119"><text:span text:style-name="T133">Verb </text:span>Markers:</text:p>
      <text:p text:style-name="P115"/>
      <text:p text:style-name="P10"><text:span text:style-name="T151">mol</text:span><text:span text:style-name="T5"> - </text:span><text:span text:style-name="T52">progressive action</text:span><text:span text:style-name="T5"> marker</text:span></text:p>
      <text:p text:style-name="P60"/>
      <text:p text:style-name="P11"><text:span text:style-name="T151">son brAs mol tEoo</text:span><text:span text:style-name="T198"> </text:span><text:span text:style-name="T151">po tru.</text:span><text:span text:style-name="T5"><text:line-break/>"You </text:span><text:span text:style-name="T51">are</text:span><text:span text:style-name="T5"> owning the night."</text:span></text:p>
      <text:p text:style-name="P61"/>
      <text:p text:style-name="P12"><text:span text:style-name="T199">do</text:span><text:span text:style-name="T5"> - </text:span><text:span text:style-name="T53">completed</text:span><text:span text:style-name="T5"> action marker</text:span></text:p>
      <text:p text:style-name="P62"/>
      <text:p text:style-name="P179">son brAs <text:span text:style-name="T121">do</text:span> tEoo po tru.</text:p>
      <text:p text:style-name="P63">"You have owned the night."</text:p>
      <text:p text:style-name="P64"/>
      <text:p text:style-name="P180">son brAs mol<text:span text:style-name="T124"> </text:span>do tEoo<text:span text:style-name="T129"> </text:span>po tru.</text:p>
      <text:p text:style-name="P65">"You ha<text:span text:style-name="T122">ve</text:span> been owning the night."</text:p>
      <text:p text:style-name="P120"/>
      <text:p text:style-name="P86">Numbers</text:p>
      <text:p text:style-name="P112"/>
      <text:p text:style-name="P66">The numbers and their names are mapped directly on to the alphabet.</text:p>
      <text:p text:style-name="P121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129">0</text:p>
          </table:table-cell>
          <table:table-cell table:style-name="Table1.A1" office:value-type="string">
            <text:p text:style-name="P130">1</text:p>
          </table:table-cell>
          <table:table-cell table:style-name="Table1.A1" office:value-type="string">
            <text:p text:style-name="P130">2</text:p>
          </table:table-cell>
          <table:table-cell table:style-name="Table1.A1" office:value-type="string">
            <text:p text:style-name="P129">3</text:p>
          </table:table-cell>
          <table:table-cell table:style-name="Table1.A1" office:value-type="string">
            <text:p text:style-name="P129">4</text:p>
          </table:table-cell>
          <table:table-cell table:style-name="Table1.A1" office:value-type="string">
            <text:p text:style-name="P131">5</text:p>
          </table:table-cell>
          <table:table-cell table:style-name="Table1.A1" office:value-type="string">
            <text:p text:style-name="P132">6</text:p>
          </table:table-cell>
          <table:table-cell table:style-name="Table1.A1" office:value-type="string">
            <text:p text:style-name="P132">7</text:p>
          </table:table-cell>
          <table:table-cell table:style-name="Table1.A1" office:value-type="string">
            <text:p text:style-name="P131">8</text:p>
          </table:table-cell>
          <table:table-cell table:style-name="Table1.J1" office:value-type="string">
            <text:p text:style-name="P133">9</text:p>
          </table:table-cell>
        </table:table-row>
        <table:table-row>
          <table:table-cell table:style-name="Table1.A2" office:value-type="string">
            <text:p text:style-name="P188">0</text:p>
          </table:table-cell>
          <table:table-cell table:style-name="Table1.A2" office:value-type="string">
            <text:p text:style-name="P189">1</text:p>
          </table:table-cell>
          <table:table-cell table:style-name="Table1.A2" office:value-type="string">
            <text:p text:style-name="P189">2</text:p>
          </table:table-cell>
          <table:table-cell table:style-name="Table1.A2" office:value-type="string">
            <text:p text:style-name="P188">3</text:p>
          </table:table-cell>
          <table:table-cell table:style-name="Table1.A2" office:value-type="string">
            <text:p text:style-name="P188">4</text:p>
          </table:table-cell>
          <table:table-cell table:style-name="Table1.A2" office:value-type="string">
            <text:p text:style-name="P190">s</text:p>
          </table:table-cell>
          <table:table-cell table:style-name="Table1.A2" office:value-type="string">
            <text:p text:style-name="P190">n</text:p>
          </table:table-cell>
          <table:table-cell table:style-name="Table1.A2" office:value-type="string">
            <text:p text:style-name="P190">c</text:p>
          </table:table-cell>
          <table:table-cell table:style-name="Table1.A2" office:value-type="string">
            <text:p text:style-name="P190">p</text:p>
          </table:table-cell>
          <table:table-cell table:style-name="Table1.J2" office:value-type="string">
            <text:p text:style-name="P190">m</text:p>
          </table:table-cell>
        </table:table-row>
      </table:table>
      <text:p text:style-name="P95"/>
      <text:p text:style-name="P122"><text:span text:style-name="T17">If necessary, n</text:span><text:span text:style-name="T6">umbers are marked with the </text:span><text:span text:style-name="T117">^</text:span><text:span text:style-name="T8"> </text:span><text:span text:style-name="T17">symbol</text:span><text:span text:style-name="T16">.</text:span></text:p>
      <text:p text:style-name="P96"/>
      <text:p text:style-name="P166"><text:span text:style-name="T211">^01^28^1983 - "01/28/1983"</text:span></text:p>
      <text:p text:style-name="P33"/>
      <text:p text:style-name="P123"><text:span text:style-name="T200">tEoo ^</text:span><text:span text:style-name="T201">u</text:span><text:span text:style-name="T202">c</text:span><text:span text:style-name="T2"> </text:span><text:span text:style-name="T15">- "</text:span><text:span text:style-name="T27">forty nine</text:span><text:span text:style-name="T7"> nights"</text:span></text:p>
      <text:p text:style-name="P167"><text:span text:style-name="T212">uu + ro + mo = uuromo</text:span></text:p>
      <text:p text:style-name="P105"><text:span text:style-name="T14">"</text:span><text:span text:style-name="T28">four</text:span><text:span text:style-name="T9">"</text:span><text:span text:style-name="T18"> </text:span><text:span text:style-name="T19">+ </text:span><text:span text:style-name="T14">"</text:span><text:span text:style-name="T9">t</text:span><text:span text:style-name="T7">en</text:span><text:span text:style-name="T9">"</text:span><text:span text:style-name="T19"> + </text:span><text:span text:style-name="T14">"</text:span><text:span text:style-name="T28">nine</text:span><text:span text:style-name="T9">"</text:span><text:span text:style-name="T19"> = </text:span><text:span text:style-name="T20">"</text:span><text:span text:style-name="T28">forty nine</text:span><text:span text:style-name="T20">"</text:span></text:p>
      <text:p text:style-name="P38"/>
      <text:p text:style-name="P177"><text:span text:style-name="T210">Agres son luu tEoo os uuromo.</text:span></text:p>
      <text:p text:style-name="P118"><text:span text:style-name="T57">"I stood with </text:span><text:span text:style-name="T58">you</text:span><text:span text:style-name="T62"> for 49 nights</text:span><text:span text:style-name="T57">."</text:span></text:p>
      <text:p text:style-name="P97"/>
      <text:p text:style-name="P98"><text:span text:style-name="T151">d</text:span><text:span text:style-name="T5"> is added before </text:span><text:span text:style-name="T30">the</text:span><text:span text:style-name="T48">se </text:span><text:span text:style-name="T56">sounds,</text:span><text:span text:style-name="T49"> </text:span><text:span text:style-name="T30">(</text:span><text:span text:style-name="T203">I, A, E, uu</text:span><text:span text:style-name="T30">)</text:span><text:span text:style-name="T49">, </text:span><text:span text:style-name="T50">unless they begin the </text:span><text:span text:style-name="T56">name of the number.</text:span></text:p>
      <text:p text:style-name="P99"/>
      <text:p text:style-name="P168"><text:span text:style-name="T137">po</text:span> +<text:span text:style-name="T118"> r</text:span>o<text:span text:style-name="T63"> + (d)E = porodE</text:span></text:p>
      <text:p text:style-name="P34">"eight" + "ten" + "three" = "eighty three"</text:p>
      <text:p text:style-name="P100"/>
      <text:p text:style-name="P108"><text:span text:style-name="T166">romo</text:span><text:span text:style-name="T161"> </text:span><text:span text:style-name="T167">por</text:span><text:span text:style-name="T168">odE</text:span><text:span text:style-name="T33"> - </text:span><text:span text:style-name="T34">"</text:span><text:span text:style-name="T33">n</text:span><text:span text:style-name="T32">ineteen eighty three</text:span><text:span text:style-name="T34">"</text:span></text:p>
      <text:p text:style-name="P136"/>
      <text:p text:style-name="P109"><text:span text:style-name="T32">Position words like "1st" or modifiers like "double" are formed with the word for position: </text:span><text:span text:style-name="T169">oc</text:span><text:span text:style-name="T36">, a number</text:span><text:span text:style-name="T37"> name</text:span><text:span text:style-name="T36">, and the ending </text:span><text:span text:style-name="T180">sh</text:span><text:span text:style-name="T36">.</text:span></text:p>
      <text:p text:style-name="P137"/>
      <text:p text:style-name="P109"><text:span text:style-name="T43">The word for "double" is </text:span><text:span text:style-name="T179">ocAsh</text:span><text:span text:style-name="T43">. </text:span><text:span text:style-name="T32">The</text:span><text:span text:style-name="T32"> </text:span><text:span text:style-name="T43">names of the special doubled characters are </text:span><text:span text:style-name="T179">oo ocAsh</text:span><text:span text:style-name="T43">,</text:span><text:span text:style-name="T179"> ii ocAsh</text:span><text:span text:style-name="T43">,</text:span><text:span text:style-name="T179"> A ocAsh</text:span><text:span text:style-name="T43">,</text:span><text:span text:style-name="T179"> E ocAsh</text:span><text:span text:style-name="T43">,</text:span><text:span text:style-name="T179"> uu ocAsh</text:span><text:span text:style-name="T43">.</text:span></text:p>
      <text:p text:style-name="P138"/>
      <text:p text:style-name="P110"><text:span text:style-name="T35">T</text:span><text:span text:style-name="T32">he word for "</text:span><text:span text:style-name="T39">quintuple</text:span><text:span text:style-name="T32">" </text:span><text:span text:style-name="T41">is </text:span><text:span text:style-name="T32">the same as the word for "</text:span><text:span text:style-name="T39">5</text:span><text:span text:style-name="T32">th": </text:span><text:span text:style-name="T174">oc</text:span><text:span text:style-name="T175">co</text:span><text:span text:style-name="T161">sh</text:span><text:span text:style-name="T32">.</text:span><text:span text:style-name="T38"> "17th" or "17-fold" would be: </text:span><text:span text:style-name="T176">oc</text:span><text:span text:style-name="T177">rocosh</text:span><text:span text:style-name="T2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1:45:50.742727400</meta:creation-date>
    <dc:date>2016-03-22T22:19:26.240343200</dc:date>
    <meta:editing-duration>P4DT11H31M32S</meta:editing-duration>
    <meta:editing-cycles>742</meta:editing-cycles>
    <meta:generator>LibreOffice/5.1.0.3$Linux_x86 LibreOffice_project/10m0$Build-3</meta:generator>
    <meta:document-statistic meta:table-count="7" meta:image-count="0" meta:object-count="0" meta:page-count="5" meta:paragraph-count="268" meta:word-count="749" meta:character-count="3353" meta:non-whitespace-character-count="2871"/>
  </office:meta>
</office:document-meta>
</file>